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925in"/>
    </style:style>
    <style:style style:name="co2" style:family="table-column">
      <style:table-column-properties fo:break-before="auto" style:column-width="1.3437in"/>
    </style:style>
    <style:style style:name="co3" style:family="table-column">
      <style:table-column-properties fo:break-before="auto" style:column-width="1.2563in"/>
    </style:style>
    <style:style style:name="co4" style:family="table-column">
      <style:table-column-properties fo:break-before="auto" style:column-width="1.3764in"/>
    </style:style>
    <style:style style:name="co5" style:family="table-column">
      <style:table-column-properties fo:break-before="auto" style:column-width="1.1575in"/>
    </style:style>
    <style:style style:name="co6" style:family="table-column">
      <style:table-column-properties fo:break-before="auto" style:column-width="1.278in"/>
    </style:style>
    <style:style style:name="co7" style:family="table-column">
      <style:table-column-properties fo:break-before="auto" style:column-width="1.6055in"/>
    </style:style>
    <style:style style:name="co8" style:family="table-column">
      <style:table-column-properties fo:break-before="auto" style:column-width="1.7917in"/>
    </style:style>
    <style:style style:name="co9" style:family="table-column">
      <style:table-column-properties fo:break-before="auto" style:column-width="1.4638in"/>
    </style:style>
    <style:style style:name="co11" style:family="table-column">
      <style:table-column-properties fo:break-before="auto" style:column-width="5.7134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data-style-name="N84">
      <style:table-cell-properties style:text-align-source="fix" style:repeat-content="false"/>
      <style:paragraph-properties fo:text-align="center" fo:margin-left="0in"/>
    </style:style>
    <style:style style:name="ce5" style:family="table-cell" style:parent-style-name="Default" style:data-style-name="N37"/>
    <style:style style:name="ce6" style:family="table-cell" style:parent-style-name="Default" style:data-style-name="N84">
      <style:table-cell-properties style:text-align-source="fix" style:repeat-content="false"/>
      <style:paragraph-properties fo:text-align="start" fo:margin-left="0in"/>
    </style:style>
  </office:automatic-styles>
  <office:body>
    <office:spreadsheet>
      <table:table table:name="Sheet1" table:style-name="ta1" table:print="false">
        <table:table-column table:style-name="co2" table:default-cell-style-name="ce2"/>
        <table:table-column table:style-name="co3" table:default-cell-style-name="ce2"/>
        <table:table-column table:style-name="co4" table:default-cell-style-name="ce2"/>
        <table:table-column table:style-name="co5" table:default-cell-style-name="ce3"/>
        <table:table-column table:style-name="co6" table:default-cell-style-name="Default"/>
        <table:table-column table:style-name="co7" table:default-cell-style-name="Default"/>
        <table:table-column table:style-name="co8" table:default-cell-style-name="ce6"/>
        <table:table-column table:style-name="co3" table:default-cell-style-name="Default"/>
        <table:table-column table:style-name="co9" table:default-cell-style-name="Default"/>
        <table:table-column table:style-name="co11" table:default-cell-style-name="Default"/>
        <table:table-row table:style-name="ro1">
          <table:table-cell table:style-name="ce1" office:value-type="string">
            <text:p>id_dataset</text:p>
          </table:table-cell>
          <table:table-cell table:style-name="ce1" office:value-type="string">
            <text:p>id_device</text:p>
          </table:table-cell>
          <table:table-cell table:style-name="ce1" office:value-type="string">
            <text:p>id_building</text:p>
          </table:table-cell>
          <table:table-cell table:style-name="ce1" office:value-type="string">
            <text:p>id_autor</text:p>
          </table:table-cell>
          <table:table-cell table:style-name="ce1" office:value-type="string">
            <text:p>data_status</text:p>
          </table:table-cell>
          <table:table-cell table:style-name="ce1" office:value-type="string">
            <text:p>data_description</text:p>
          </table:table-cell>
          <table:table-cell table:style-name="ce1" office:value-type="string">
            <text:p>date_capture</text:p>
          </table:table-cell>
          <table:table-cell table:style-name="ce1" office:value-type="string">
            <text:p>file_location</text:p>
          </table:table-cell>
          <table:table-cell table:style-name="ce1" office:value-type="string">
            <text:p>object_type </text:p>
          </table:table-cell>
          <table:table-cell table:style-name="ce1" office:value-type="string">
            <text:p>archive_link</text:p>
          </table:table-cell>
        </table:table-row>
        <table:table-row table:style-name="ro1">
          <table:table-cell table:style-name="Default" table:number-columns-repeated="4"/>
          <table:table-cell table:number-columns-repeated="2"/>
          <table:table-cell table:style-name="Default"/>
          <table:table-cell table:number-columns-repeated="3"/>
        </table:table-row>
        <table:table-row table:style-name="ro1">
          <table:table-cell table:number-columns-repeated="3" office:value-type="float" office:value="1">
            <text:p>1</text:p>
          </table:table-cell>
          <table:table-cell office:value-type="float" office:value="7">
            <text:p>7</text:p>
          </table:table-cell>
          <table:table-cell office:value-type="string">
            <text:p>processed</text:p>
          </table:table-cell>
          <table:table-cell office:value-type="string">
            <text:p>NCALM - good coverage</text:p>
          </table:table-cell>
          <table:table-cell table:style-name="ce2" office:value-type="string">
            <text:p>2022-00-00</text:p>
          </table:table-cell>
          <table:table-cell office:value-type="string">
            <text:p>mexico_chichen_Itza\mexico_chichen_tstanton_als_2022</text:p>
          </table:table-cell>
          <table:table-cell office:value-type="string">
            <text:p>pointclouds, rasters</text:p>
          </table:table-cell>
          <table:table-cell office:value-type="string">
            <text:p>null</text:p>
          </table:table-cell>
        </table:table-row>
        <table:table-row table:style-name="ro1">
          <table:table-cell office:value-type="float" office:value="2">
            <text:p>2</text:p>
          </table:table-cell>
          <table:table-cell table:number-columns-repeated="3" office:value-type="float" office:value="1">
            <text:p>1</text:p>
          </table:table-cell>
          <table:table-cell office:value-type="string">
            <text:p>processed</text:p>
          </table:table-cell>
          <table:table-cell office:value-type="string">
            <text:p>NCALM - high rainfall, dense vegetation year</text:p>
          </table:table-cell>
          <table:table-cell office:value-type="string">
            <text:p>2014-00-00</text:p>
          </table:table-cell>
          <table:table-cell office:value-type="string">
            <text:p>mexico_chichen_Itza\mexico_yaxuna_tstanton_als_2017</text:p>
          </table:table-cell>
          <table:table-cell office:value-type="string">
            <text:p>pointclouds, rasters</text:p>
          </table:table-cell>
          <table:table-cell office:value-type="string">
            <text:p>null</text:p>
          </table:table-cell>
        </table:table-row>
        <table:table-row table:style-name="ro1">
          <table:table-cell office:value-type="float" office:value="3">
            <text:p>3</text:p>
          </table:table-cell>
          <table:table-cell table:number-columns-repeated="3" office:value-type="float" office:value="1">
            <text:p>1</text:p>
          </table:table-cell>
          <table:table-cell office:value-type="string">
            <text:p>processed</text:p>
          </table:table-cell>
          <table:table-cell table:style-name="ce2" office:value-type="string">
            <text:p>Does not contain Chichen, but includes surround area, data was collected between April 29 and May 03, 2017 as part of a lidar survey along the Yucatan Peninsula and San Gervasio, Mexico. This data was collected by NCALM for Travis Stanton in the Anthropology Department at University of California Riverside. Approximately 438 km2 of high resolution data were collected for this project.</text:p>
          </table:table-cell>
          <table:table-cell office:value-type="date" office:date-value="2017-03-05">
            <text:p>2017-03-05</text:p>
          </table:table-cell>
          <table:table-cell office:value-type="string">
            <text:p>mexico_chichen_Itza\mexico_chichen_tstanton_als_2014</text:p>
          </table:table-cell>
          <table:table-cell office:value-type="string">
            <text:p>pointclouds, rasters</text:p>
          </table:table-cell>
          <table:table-cell office:value-type="string">
            <text:p>https://portal.opentopography.org/datasetMetadata?otCollectionID=OT.102019.32616.1 <text:s/></text:p>
          </table:table-cell>
        </table:table-row>
        <table:table-row table:style-name="ro1">
          <table:table-cell office:value-type="float" office:value="4">
            <text:p>4</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processed</text:p>
          </table:table-cell>
          <table:table-cell office:value-type="string">
            <text:p>Includes elcastillo, with some superstructure, no interior. Gran Juego Pelota, Templos Guerreros, Caracol, Monjas, and El Osario. </text:p>
          </table:table-cell>
          <table:table-cell office:value-type="date" office:date-value="2005-12-11">
            <text:p>2005-12-11</text:p>
          </table:table-cell>
          <table:table-cell office:value-type="string">
            <text:p>mexico_chichen_Itza\mexico_cyark_chichen_tls_2005\chichen_multi-site</text:p>
          </table:table-cell>
          <table:table-cell office:value-type="string">
            <text:p>pointclouds</text:p>
          </table:table-cell>
          <table:table-cell office:value-type="string">
            <text:p>https://openheritage3d.org/project.php?id=2atk-cq42 </text:p>
          </table:table-cell>
        </table:table-row>
        <table:table-row table:style-name="ro1">
          <table:table-cell office:value-type="float" office:value="5">
            <text:p>5</text:p>
          </table:table-cell>
          <table:table-cell office:value-type="float" office:value="3">
            <text:p>3</text:p>
          </table:table-cell>
          <table:table-cell office:value-type="float" office:value="1">
            <text:p>1</text:p>
          </table:table-cell>
          <table:table-cell office:value-type="float" office:value="3">
            <text:p>3</text:p>
          </table:table-cell>
          <table:table-cell office:value-type="string">
            <text:p>processed</text:p>
          </table:table-cell>
          <table:table-cell office:value-type="string">
            <text:p>672 jpg, covering approximately 1.5 km radius around El Castillo </text:p>
          </table:table-cell>
          <table:table-cell office:value-type="date" office:date-value="2018-07-16">
            <text:p>2018-07-16</text:p>
          </table:table-cell>
          <table:table-cell office:value-type="string">
            <text:p>mexico_chichen_Itza\mexico_chichen_itza_july_2018\master\2018.07.16\2018.07.16.chichen.all.mapping.sfma</text:p>
          </table:table-cell>
          <table:table-cell office:value-type="string">
            <text:p>sfm</text:p>
          </table:table-cell>
          <table:table-cell office:value-type="string">
            <text:p>null</text:p>
          </table:table-cell>
        </table:table-row>
        <table:table-row table:style-name="ro1">
          <table:table-cell office:value-type="float" office:value="6">
            <text:p>6</text:p>
          </table:table-cell>
          <table:table-cell office:value-type="float" office:value="3">
            <text:p>3</text:p>
          </table:table-cell>
          <table:table-cell office:value-type="float" office:value="1">
            <text:p>1</text:p>
          </table:table-cell>
          <table:table-cell office:value-type="float" office:value="10">
            <text:p>10</text:p>
          </table:table-cell>
          <table:table-cell office:value-type="string">
            <text:p>processed</text:p>
          </table:table-cell>
          <table:table-cell office:value-type="string">
            <text:p>840 jpg, covering initial series group </text:p>
          </table:table-cell>
          <table:table-cell office:value-type="date" office:date-value="2018-07-13">
            <text:p>2018-07-13</text:p>
          </table:table-cell>
          <table:table-cell office:value-type="string">
            <text:p>mexico_chichen_Itza\mexico_chichen_itza_july_2018\master\2018.07.13\2018.07.13.grupo.inicial.survey.sfma</text:p>
          </table:table-cell>
          <table:table-cell office:value-type="string">
            <text:p>sfm</text:p>
          </table:table-cell>
          <table:table-cell office:value-type="string">
            <text:p>null</text:p>
          </table:table-cell>
        </table:table-row>
        <table:table-row table:style-name="ro1">
          <table:table-cell office:value-type="float" office:value="7">
            <text:p>7</text:p>
          </table:table-cell>
          <table:table-cell office:value-type="float" office:value="3">
            <text:p>3</text:p>
          </table:table-cell>
          <table:table-cell office:value-type="float" office:value="1">
            <text:p>1</text:p>
          </table:table-cell>
          <table:table-cell office:value-type="float" office:value="3">
            <text:p>3</text:p>
          </table:table-cell>
          <table:table-cell office:value-type="string">
            <text:p>processed</text:p>
          </table:table-cell>
          <table:table-cell office:value-type="string">
            <text:p>914 jpg images</text:p>
          </table:table-cell>
          <table:table-cell office:value-type="date" office:date-value="2018-07-14">
            <text:p>2018-07-14</text:p>
          </table:table-cell>
          <table:table-cell office:value-type="string">
            <text:p>mexico_chichen_Itza\mexico_chichen_itza_july_2018\master\2018.07.14\2018.07.14.conjunto.monjas.observatorio.survey.sfma</text:p>
          </table:table-cell>
          <table:table-cell office:value-type="string">
            <text:p>sfm</text:p>
          </table:table-cell>
          <table:table-cell office:value-type="string">
            <text:p>null</text:p>
          </table:table-cell>
        </table:table-row>
        <table:table-row table:style-name="ro1">
          <table:table-cell office:value-type="float" office:value="8">
            <text:p>8</text:p>
          </table:table-cell>
          <table:table-cell office:value-type="float" office:value="3">
            <text:p>3</text:p>
          </table:table-cell>
          <table:table-cell office:value-type="float" office:value="1">
            <text:p>1</text:p>
          </table:table-cell>
          <table:table-cell office:value-type="float" office:value="3">
            <text:p>3</text:p>
          </table:table-cell>
          <table:table-cell office:value-type="string">
            <text:p>processed</text:p>
          </table:table-cell>
          <table:table-cell office:value-type="string">
            <text:p>74 images of central tourist area, including El Castillo, ballcourt, and Temple of the Warriors </text:p>
          </table:table-cell>
          <table:table-cell office:value-type="date" office:date-value="2018-12-06">
            <text:p>2018-12-06</text:p>
          </table:table-cell>
          <table:table-cell office:value-type="string">
            <text:p>mexico_chichen_Itza\mexico_chichen_itza_july_2018\master\2018.07.12\2018.07.12.zona.centrale.survey.sfma</text:p>
          </table:table-cell>
          <table:table-cell office:value-type="string">
            <text:p>sfm</text:p>
          </table:table-cell>
          <table:table-cell office:value-type="string">
            <text:p>null</text:p>
          </table:table-cell>
        </table:table-row>
        <table:table-row table:style-name="ro1">
          <table:table-cell office:value-type="float" office:value="9">
            <text:p>9</text:p>
          </table:table-cell>
          <table:table-cell office:value-type="float" office:value="3">
            <text:p>3</text:p>
          </table:table-cell>
          <table:table-cell office:value-type="float" office:value="1">
            <text:p>1</text:p>
          </table:table-cell>
          <table:table-cell office:value-type="float" office:value="4">
            <text:p>4</text:p>
          </table:table-cell>
          <table:table-cell office:value-type="string">
            <text:p>processed</text:p>
          </table:table-cell>
          <table:table-cell office:value-type="string">
            <text:p>1099 jpg images</text:p>
          </table:table-cell>
          <table:table-cell office:value-type="date" office:date-value="2023-10-02">
            <text:p>2023-10-02</text:p>
          </table:table-cell>
          <table:table-cell office:value-type="string">
            <text:p>mexico_chichen_Itza\mexico_chichen_itza_2023\master\SFM_smeacham\aerial_site_scan_to_sacred_cenote</text:p>
          </table:table-cell>
          <table:table-cell office:value-type="string">
            <text:p>sfm</text:p>
          </table:table-cell>
          <table:table-cell office:value-type="string">
            <text:p>null</text:p>
          </table:table-cell>
        </table:table-row>
        <table:table-row table:style-name="ro1">
          <table:table-cell office:value-type="float" office:value="10">
            <text:p>10</text:p>
          </table:table-cell>
          <table:table-cell office:value-type="float" office:value="3">
            <text:p>3</text:p>
          </table:table-cell>
          <table:table-cell office:value-type="float" office:value="2">
            <text:p>2</text:p>
          </table:table-cell>
          <table:table-cell office:value-type="float" office:value="4">
            <text:p>4</text:p>
          </table:table-cell>
          <table:table-cell office:value-type="string">
            <text:p>processed</text:p>
          </table:table-cell>
          <table:table-cell office:value-type="string">
            <text:p>stitched pano and 26 jpg images </text:p>
          </table:table-cell>
          <table:table-cell office:value-type="date" office:date-value="2023-11-02">
            <text:p>2023-11-02</text:p>
          </table:table-cell>
          <table:table-cell office:value-type="string">
            <text:p>mexico_chichen_Itza\mexico_chichen_itza_2023\master\SFM_smeacham\Meacham_Drone Panoramics data\20230211-Mavic2-360s\Castillo Panoramic</text:p>
          </table:table-cell>
          <table:table-cell office:value-type="string">
            <text:p>360 pano</text:p>
          </table:table-cell>
          <table:table-cell office:value-type="string">
            <text:p>null</text:p>
          </table:table-cell>
        </table:table-row>
        <table:table-row table:style-name="ro1">
          <table:table-cell office:value-type="float" office:value="11">
            <text:p>11</text:p>
          </table:table-cell>
          <table:table-cell office:value-type="float" office:value="3">
            <text:p>3</text:p>
          </table:table-cell>
          <table:table-cell office:value-type="float" office:value="2">
            <text:p>2</text:p>
          </table:table-cell>
          <table:table-cell office:value-type="float" office:value="4">
            <text:p>4</text:p>
          </table:table-cell>
          <table:table-cell office:value-type="string">
            <text:p>unprocessed</text:p>
          </table:table-cell>
          <table:table-cell office:value-type="string">
            <text:p>stitched pano image, and 26 jpg images </text:p>
          </table:table-cell>
          <table:table-cell office:value-type="date" office:date-value="2023-10-02">
            <text:p>2023-10-02</text:p>
          </table:table-cell>
          <table:table-cell office:value-type="string">
            <text:p>mexico_chichen_Itza\mexico_chichen_itza_2023\master\SFM_smeacham\Meacham_Drone Panoramics data\20230210-Mavic2-360s\El Castillo Pano 20 m above roof</text:p>
          </table:table-cell>
          <table:table-cell office:value-type="string">
            <text:p>360 pano</text:p>
          </table:table-cell>
          <table:table-cell office:value-type="string">
            <text:p>null</text:p>
          </table:table-cell>
        </table:table-row>
        <table:table-row table:style-name="ro1">
          <table:table-cell office:value-type="float" office:value="12">
            <text:p>12</text:p>
          </table:table-cell>
          <table:table-cell office:value-type="float" office:value="3">
            <text:p>3</text:p>
          </table:table-cell>
          <table:table-cell office:value-type="float" office:value="2">
            <text:p>2</text:p>
          </table:table-cell>
          <table:table-cell office:value-type="float" office:value="4">
            <text:p>4</text:p>
          </table:table-cell>
          <table:table-cell office:value-type="string">
            <text:p>unprocessed</text:p>
          </table:table-cell>
          <table:table-cell office:value-type="string">
            <text:p>26 jpg images, 50 meters elevation </text:p>
          </table:table-cell>
          <table:table-cell office:value-type="date" office:date-value="2023-10-02">
            <text:p>2023-10-02</text:p>
          </table:table-cell>
          <table:table-cell office:value-type="string">
            <text:p>mexico_chichen_Itza\mexico_chichen_itza_2023\master\SFM_smeacham\Meacham_Drone Panoramics data\20230210-Mavic2-360s\El Castillo Pano 50m above roof <text:s text:c="7"/></text:p>
          </table:table-cell>
          <table:table-cell office:value-type="string">
            <text:p>360 pano</text:p>
          </table:table-cell>
          <table:table-cell office:value-type="string">
            <text:p>null</text:p>
          </table:table-cell>
        </table:table-row>
        <table:table-row table:style-name="ro1">
          <table:table-cell office:value-type="float" office:value="13">
            <text:p>13</text:p>
          </table:table-cell>
          <table:table-cell office:value-type="float" office:value="4">
            <text:p>4</text:p>
          </table:table-cell>
          <table:table-cell office:value-type="float" office:value="2">
            <text:p>2</text:p>
          </table:table-cell>
          <table:table-cell office:value-type="float" office:value="5">
            <text:p>5</text:p>
          </table:table-cell>
          <table:table-cell office:value-type="string">
            <text:p>processed</text:p>
          </table:table-cell>
          <table:table-cell office:value-type="string">
            <text:p>2910 images of interior, some low light issues causing blur. </text:p>
          </table:table-cell>
          <table:table-cell office:value-type="date" office:date-value="2023-10-02">
            <text:p>2023-10-02</text:p>
          </table:table-cell>
          <table:table-cell office:value-type="string">
            <text:p>mexico_chichen_Itza\mexico_chichen_itza_2023\master\SFM_drissolo\el_castillo_upper_ext</text:p>
          </table:table-cell>
          <table:table-cell office:value-type="string">
            <text:p>sfm</text:p>
          </table:table-cell>
          <table:table-cell office:value-type="string">
            <text:p>null</text:p>
          </table:table-cell>
        </table:table-row>
        <table:table-row table:style-name="ro1">
          <table:table-cell office:value-type="float" office:value="14">
            <text:p>14</text:p>
          </table:table-cell>
          <table:table-cell office:value-type="float" office:value="4">
            <text:p>4</text:p>
          </table:table-cell>
          <table:table-cell office:value-type="float" office:value="2">
            <text:p>2</text:p>
          </table:table-cell>
          <table:table-cell office:value-type="float" office:value="3">
            <text:p>3</text:p>
          </table:table-cell>
          <table:table-cell office:value-type="string">
            <text:p>processed</text:p>
          </table:table-cell>
          <table:table-cell office:value-type="string">
            <text:p>1164 images, including jpg and raw. This dataset was aqcuired from ground level from a distance of approximately 10 meters-20meters</text:p>
          </table:table-cell>
          <table:table-cell office:value-type="date" office:date-value="2018-12-07">
            <text:p>2018-12-07</text:p>
          </table:table-cell>
          <table:table-cell office:value-type="string">
            <text:p>mexico_chichen_Itza\mexico_chichen_itza_july_2018\master\2018.07.12\2018.07.12.castello.sfmg</text:p>
          </table:table-cell>
          <table:table-cell office:value-type="string">
            <text:p>sfm</text:p>
          </table:table-cell>
          <table:table-cell office:value-type="string">
            <text:p>null</text:p>
          </table:table-cell>
        </table:table-row>
        <table:table-row table:style-name="ro1">
          <table:table-cell office:value-type="float" office:value="15">
            <text:p>15</text:p>
          </table:table-cell>
          <table:table-cell office:value-type="float" office:value="3">
            <text:p>3</text:p>
          </table:table-cell>
          <table:table-cell office:value-type="float" office:value="2">
            <text:p>2</text:p>
          </table:table-cell>
          <table:table-cell office:value-type="float" office:value="3">
            <text:p>3</text:p>
          </table:table-cell>
          <table:table-cell office:value-type="string">
            <text:p>unprocessed</text:p>
          </table:table-cell>
          <table:table-cell office:value-type="string">
            <text:p>minute video zooming out from El Castillo towards the grand ballcourt </text:p>
          </table:table-cell>
          <table:table-cell office:value-type="date" office:date-value="2018-12-07">
            <text:p>2018-12-07</text:p>
          </table:table-cell>
          <table:table-cell office:value-type="string">
            <text:p>mexico_chichen_Itza\mexico_chichen_itza_july_2018\master\2018.07.12\2018.07.12.castello.mediava</text:p>
          </table:table-cell>
          <table:table-cell office:value-type="string">
            <text:p>video</text:p>
          </table:table-cell>
          <table:table-cell office:value-type="string">
            <text:p>null</text:p>
          </table:table-cell>
        </table:table-row>
        <table:table-row table:style-name="ro1">
          <table:table-cell office:value-type="float" office:value="16">
            <text:p>16</text:p>
          </table:table-cell>
          <table:table-cell office:value-type="float" office:value="3">
            <text:p>3</text:p>
          </table:table-cell>
          <table:table-cell office:value-type="float" office:value="2">
            <text:p>2</text:p>
          </table:table-cell>
          <table:table-cell office:value-type="float" office:value="6">
            <text:p>6</text:p>
          </table:table-cell>
          <table:table-cell office:value-type="string">
            <text:p>processed</text:p>
          </table:table-cell>
          <table:table-cell office:value-type="string">
            <text:p>75 jpg images</text:p>
          </table:table-cell>
          <table:table-cell office:value-type="date" office:date-value="2023-06-02">
            <text:p>2023-06-02</text:p>
          </table:table-cell>
          <table:table-cell office:value-type="string">
            <text:p>mexico_chichen_Itza\mexico_chichen_itza_2023\master\PHOTOS_DRONE_ARLETTE\MASCARON_CASTILLO_06_02_2023</text:p>
          </table:table-cell>
          <table:table-cell office:value-type="string">
            <text:p>sfm</text:p>
          </table:table-cell>
          <table:table-cell office:value-type="string">
            <text:p>null</text:p>
          </table:table-cell>
        </table:table-row>
        <table:table-row table:style-name="ro1">
          <table:table-cell office:value-type="float" office:value="17">
            <text:p>17</text:p>
          </table:table-cell>
          <table:table-cell office:value-type="float" office:value="3">
            <text:p>3</text:p>
          </table:table-cell>
          <table:table-cell office:value-type="float" office:value="2">
            <text:p>2</text:p>
          </table:table-cell>
          <table:table-cell office:value-type="float" office:value="3">
            <text:p>3</text:p>
          </table:table-cell>
          <table:table-cell office:value-type="string">
            <text:p>processed</text:p>
          </table:table-cell>
          <table:table-cell office:value-type="string">
            <text:p>335 images, orbiting El Castillo from a distance of approximately 10 meters </text:p>
          </table:table-cell>
          <table:table-cell office:value-type="date" office:date-value="2018-12-07">
            <text:p>2018-12-07</text:p>
          </table:table-cell>
          <table:table-cell office:value-type="string">
            <text:p>mexico_chichen_Itza\mexico_chichen_itza_july_2018\master\2018.07.12\2018.07.12.castello.orbit.sfma</text:p>
          </table:table-cell>
          <table:table-cell office:value-type="string">
            <text:p>sfm</text:p>
          </table:table-cell>
          <table:table-cell office:value-type="string">
            <text:p>null</text:p>
          </table:table-cell>
        </table:table-row>
        <table:table-row table:style-name="ro1">
          <table:table-cell office:value-type="float" office:value="18">
            <text:p>18</text:p>
          </table:table-cell>
          <table:table-cell office:value-type="float" office:value="3">
            <text:p>3</text:p>
          </table:table-cell>
          <table:table-cell office:value-type="float" office:value="2">
            <text:p>2</text:p>
          </table:table-cell>
          <table:table-cell table:style-name="ce4" office:value-type="string">
            <text:p>3,</text:p>
          </table:table-cell>
          <table:table-cell office:value-type="string">
            <text:p>unprocessed</text:p>
          </table:table-cell>
          <table:table-cell office:value-type="string">
            <text:p>5 images, morning selfies pointing towards ballcourt </text:p>
          </table:table-cell>
          <table:table-cell office:value-type="date" office:date-value="2018-07-13">
            <text:p>2018-07-13</text:p>
          </table:table-cell>
          <table:table-cell office:value-type="string">
            <text:p>mexico_chichen_Itza\mexico_chichen_itza_july_2018\master\2018.07.13\2018.07.13.castello.mediapa</text:p>
          </table:table-cell>
          <table:table-cell office:value-type="string">
            <text:p>sfm</text:p>
          </table:table-cell>
          <table:table-cell office:value-type="string">
            <text:p>null</text:p>
          </table:table-cell>
        </table:table-row>
        <table:table-row table:style-name="ro1">
          <table:table-cell office:value-type="float" office:value="19">
            <text:p>19</text:p>
          </table:table-cell>
          <table:table-cell office:value-type="float" office:value="3">
            <text:p>3</text:p>
          </table:table-cell>
          <table:table-cell office:value-type="float" office:value="2">
            <text:p>2</text:p>
          </table:table-cell>
          <table:table-cell office:value-type="float" office:value="4">
            <text:p>4</text:p>
          </table:table-cell>
          <table:table-cell office:value-type="string">
            <text:p>processed</text:p>
          </table:table-cell>
          <table:table-cell office:value-type="string">
            <text:p>131 jpg images of El Castillo exterior </text:p>
          </table:table-cell>
          <table:table-cell office:value-type="date" office:date-value="2023-10-02">
            <text:p>2023-10-02</text:p>
          </table:table-cell>
          <table:table-cell office:value-type="string">
            <text:p>mexico_chichen_Itza\mexico_chichen_itza_2023\master\SFM_smeacham\el_castillo_exterior</text:p>
          </table:table-cell>
          <table:table-cell office:value-type="string">
            <text:p>sfm</text:p>
          </table:table-cell>
          <table:table-cell office:value-type="string">
            <text:p>null</text:p>
          </table:table-cell>
        </table:table-row>
        <table:table-row table:style-name="ro1">
          <table:table-cell office:value-type="float" office:value="20">
            <text:p>20</text:p>
          </table:table-cell>
          <table:table-cell office:value-type="float" office:value="5">
            <text:p>5</text:p>
          </table:table-cell>
          <table:table-cell office:value-type="float" office:value="3">
            <text:p>3</text:p>
          </table:table-cell>
          <table:table-cell office:value-type="float" office:value="5">
            <text:p>5</text:p>
          </table:table-cell>
          <table:table-cell office:value-type="string">
            <text:p>processed</text:p>
          </table:table-cell>
          <table:table-cell office:value-type="string">
            <text:p>3 laz pointclouds</text:p>
          </table:table-cell>
          <table:table-cell office:value-type="date" office:date-value="2023-08-02">
            <text:p>2023-08-02</text:p>
          </table:table-cell>
          <table:table-cell office:value-type="string">
            <text:p>null</text:p>
          </table:table-cell>
          <table:table-cell office:value-type="string">
            <text:p>pointclouds</text:p>
          </table:table-cell>
          <table:table-cell office:value-type="string">
            <text:p>null</text:p>
          </table:table-cell>
        </table:table-row>
        <table:table-row table:style-name="ro1">
          <table:table-cell office:value-type="float" office:value="21">
            <text:p>21</text:p>
          </table:table-cell>
          <table:table-cell office:value-type="float" office:value="3">
            <text:p>3</text:p>
          </table:table-cell>
          <table:table-cell office:value-type="float" office:value="4">
            <text:p>4</text:p>
          </table:table-cell>
          <table:table-cell office:value-type="float" office:value="1">
            <text:p>1</text:p>
          </table:table-cell>
          <table:table-cell office:value-type="string">
            <text:p>processed</text:p>
          </table:table-cell>
          <table:table-cell office:value-type="string">
            <text:p>222 jpg images and metashape project. this survey included markers </text:p>
          </table:table-cell>
          <table:table-cell office:value-type="date" office:date-value="2023-06-02">
            <text:p>2023-06-02</text:p>
          </table:table-cell>
          <table:table-cell office:value-type="string">
            <text:p>mexico_chichen_Itza\mexico_chichen_itza_2023\master\PHOTOS_DRONE_ARLETTE\OBSERVATORIO_6_02_2023</text:p>
          </table:table-cell>
          <table:table-cell office:value-type="string">
            <text:p>sfm</text:p>
          </table:table-cell>
          <table:table-cell office:value-type="string">
            <text:p>null</text:p>
          </table:table-cell>
        </table:table-row>
        <table:table-row table:style-name="ro1">
          <table:table-cell office:value-type="float" office:value="22">
            <text:p>22</text:p>
          </table:table-cell>
          <table:table-cell table:number-columns-repeated="2" office:value-type="float" office:value="4">
            <text:p>4</text:p>
          </table:table-cell>
          <table:table-cell office:value-type="float" office:value="5">
            <text:p>5</text:p>
          </table:table-cell>
          <table:table-cell office:value-type="string">
            <text:p>processed</text:p>
          </table:table-cell>
          <table:table-cell office:value-type="string">
            <text:p>1278 jpg images of caracol interior, following up the staircase. some issues with blur cause by low light</text:p>
          </table:table-cell>
          <table:table-cell office:value-type="date" office:date-value="2023-10-02">
            <text:p>2023-10-02</text:p>
          </table:table-cell>
          <table:table-cell office:value-type="string">
            <text:p>mexico_chichen_Itza\mexico_chichen_itza_2023\master\SFM_drissolo\observatory_interior</text:p>
          </table:table-cell>
          <table:table-cell office:value-type="string">
            <text:p>sfm</text:p>
          </table:table-cell>
          <table:table-cell office:value-type="string">
            <text:p>null</text:p>
          </table:table-cell>
        </table:table-row>
        <table:table-row table:style-name="ro1">
          <table:table-cell office:value-type="float" office:value="23">
            <text:p>23</text:p>
          </table:table-cell>
          <table:table-cell office:value-type="float" office:value="3">
            <text:p>3</text:p>
          </table:table-cell>
          <table:table-cell office:value-type="float" office:value="4">
            <text:p>4</text:p>
          </table:table-cell>
          <table:table-cell office:value-type="float" office:value="3">
            <text:p>3</text:p>
          </table:table-cell>
          <table:table-cell office:value-type="string">
            <text:p>processed</text:p>
          </table:table-cell>
          <table:table-cell office:value-type="string">
            <text:p>826 jpg images</text:p>
          </table:table-cell>
          <table:table-cell office:value-type="date" office:date-value="2018-07-16">
            <text:p>2018-07-16</text:p>
          </table:table-cell>
          <table:table-cell office:value-type="string">
            <text:p>mexico_chichen_Itza\mexico_chichen_itza_july_2018\master\2018.07.16\2018.07.16.observatorio.mapping.sfma</text:p>
          </table:table-cell>
          <table:table-cell office:value-type="string">
            <text:p>sfm</text:p>
          </table:table-cell>
          <table:table-cell office:value-type="string">
            <text:p>null</text:p>
          </table:table-cell>
        </table:table-row>
        <table:table-row table:style-name="ro1">
          <table:table-cell office:value-type="float" office:value="24">
            <text:p>2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string">
            <text:p>unprocessed</text:p>
          </table:table-cell>
          <table:table-cell office:value-type="string">
            <text:p>9 jpg images</text:p>
          </table:table-cell>
          <table:table-cell office:value-type="date" office:date-value="2018-07-16">
            <text:p>2018-07-16</text:p>
          </table:table-cell>
          <table:table-cell office:value-type="string">
            <text:p>mexico_chichen_Itza\mexico_chichen_itza_july_2018\master\2018.07.16\2018.07.16.observatorio.sfma</text:p>
          </table:table-cell>
          <table:table-cell office:value-type="string">
            <text:p>sfm</text:p>
          </table:table-cell>
          <table:table-cell office:value-type="string">
            <text:p>null</text:p>
          </table:table-cell>
        </table:table-row>
        <table:table-row table:style-name="ro1">
          <table:table-cell office:value-type="float" office:value="25">
            <text:p>25</text:p>
          </table:table-cell>
          <table:table-cell table:number-columns-repeated="2" office:value-type="float" office:value="4">
            <text:p>4</text:p>
          </table:table-cell>
          <table:table-cell office:value-type="float" office:value="3">
            <text:p>3</text:p>
          </table:table-cell>
          <table:table-cell office:value-type="string">
            <text:p>processed</text:p>
          </table:table-cell>
          <table:table-cell office:value-type="string">
            <text:p>108 images, middle platform and upper building </text:p>
          </table:table-cell>
          <table:table-cell office:value-type="date" office:date-value="2018-07-16">
            <text:p>2018-07-16</text:p>
          </table:table-cell>
          <table:table-cell office:value-type="string">
            <text:p>mexico_chichen_Itza\mexico_chichen_itza_july_2018\master\2018.07.16\2018.07.16.observatorio.sfmg</text:p>
          </table:table-cell>
          <table:table-cell office:value-type="string">
            <text:p>sfm</text:p>
          </table:table-cell>
          <table:table-cell office:value-type="string">
            <text:p>null</text:p>
          </table:table-cell>
        </table:table-row>
        <table:table-row table:style-name="ro1">
          <table:table-cell office:value-type="float" office:value="26">
            <text:p>26</text:p>
          </table:table-cell>
          <table:table-cell table:number-columns-repeated="2" office:value-type="float" office:value="4">
            <text:p>4</text:p>
          </table:table-cell>
          <table:table-cell office:value-type="float" office:value="3">
            <text:p>3</text:p>
          </table:table-cell>
          <table:table-cell office:value-type="string">
            <text:p>processed</text:p>
          </table:table-cell>
          <table:table-cell office:value-type="string">
            <text:p>475 jpg images, lower exterior only </text:p>
          </table:table-cell>
          <table:table-cell office:value-type="date" office:date-value="2018-07-15">
            <text:p>2018-07-15</text:p>
          </table:table-cell>
          <table:table-cell office:value-type="string">
            <text:p>mexico_chichen_Itza\mexico_chichen_itza_july_2018\master\2018.07.15\2018.07.15.observatorio.sfmg\part1</text:p>
          </table:table-cell>
          <table:table-cell office:value-type="string">
            <text:p>sfm</text:p>
          </table:table-cell>
          <table:table-cell office:value-type="string">
            <text:p>null</text:p>
          </table:table-cell>
        </table:table-row>
        <table:table-row table:style-name="ro1">
          <table:table-cell office:value-type="float" office:value="27">
            <text:p>27</text:p>
          </table:table-cell>
          <table:table-cell table:number-columns-repeated="2" office:value-type="float" office:value="4">
            <text:p>4</text:p>
          </table:table-cell>
          <table:table-cell office:value-type="float" office:value="3">
            <text:p>3</text:p>
          </table:table-cell>
          <table:table-cell office:value-type="string">
            <text:p>processed</text:p>
          </table:table-cell>
          <table:table-cell office:value-type="string">
            <text:p>1054 jpg images, exterior only, evening, low light </text:p>
          </table:table-cell>
          <table:table-cell office:value-type="date" office:date-value="2018-07-14">
            <text:p>2018-07-14</text:p>
          </table:table-cell>
          <table:table-cell office:value-type="string">
            <text:p>mexico_chichen_Itza\mexico_chichen_itza_july_2018\master\2018.07.14\2018.07.14.observatorio.sfmg</text:p>
          </table:table-cell>
          <table:table-cell office:value-type="string">
            <text:p>sfm</text:p>
          </table:table-cell>
          <table:table-cell office:value-type="string">
            <text:p>null</text:p>
          </table:table-cell>
        </table:table-row>
        <table:table-row table:style-name="ro1">
          <table:table-cell office:value-type="float" office:value="28">
            <text:p>28</text:p>
          </table:table-cell>
          <table:table-cell office:value-type="float" office:value="3">
            <text:p>3</text:p>
          </table:table-cell>
          <table:table-cell office:value-type="float" office:value="4">
            <text:p>4</text:p>
          </table:table-cell>
          <table:table-cell office:value-type="float" office:value="3">
            <text:p>3</text:p>
          </table:table-cell>
          <table:table-cell office:value-type="string">
            <text:p>unprocessed</text:p>
          </table:table-cell>
          <table:table-cell office:value-type="string">
            <text:p>two videos, 1st zooming out from caracol, moving towards monjas, 2nd video shows only monjas, should reorganize</text:p>
          </table:table-cell>
          <table:table-cell office:value-type="date" office:date-value="2018-07-14">
            <text:p>2018-07-14</text:p>
          </table:table-cell>
          <table:table-cell office:value-type="string">
            <text:p>mexico_chichen_Itza\mexico_chichen_itza_july_2018\master\2018.07.14\2018.07.14.observatorio.mediava</text:p>
          </table:table-cell>
          <table:table-cell office:value-type="string">
            <text:p>video</text:p>
          </table:table-cell>
          <table:table-cell office:value-type="string">
            <text:p>null</text:p>
          </table:table-cell>
        </table:table-row>
        <table:table-row table:style-name="ro1">
          <table:table-cell office:value-type="float" office:value="29">
            <text:p>29</text:p>
          </table:table-cell>
          <table:table-cell office:value-type="float" office:value="3">
            <text:p>3</text:p>
          </table:table-cell>
          <table:table-cell office:value-type="float" office:value="4">
            <text:p>4</text:p>
          </table:table-cell>
          <table:table-cell office:value-type="float" office:value="3">
            <text:p>3</text:p>
          </table:table-cell>
          <table:table-cell office:value-type="string">
            <text:p>processed</text:p>
          </table:table-cell>
          <table:table-cell table:style-name="ce5" office:value-type="string">
            <text:p>474 images</text:p>
          </table:table-cell>
          <table:table-cell office:value-type="date" office:date-value="2018-07-14">
            <text:p>2018-07-14</text:p>
          </table:table-cell>
          <table:table-cell office:value-type="string">
            <text:p>mexico_chichen_Itza\mexico_chichen_itza_july_2018\master\2018.07.14\2018.07.14.observatorio.orbit.sfma</text:p>
          </table:table-cell>
          <table:table-cell office:value-type="string">
            <text:p>sfm</text:p>
          </table:table-cell>
          <table:table-cell office:value-type="string">
            <text:p>null</text:p>
          </table:table-cell>
        </table:table-row>
        <table:table-row table:style-name="ro1">
          <table:table-cell office:value-type="float" office:value="30">
            <text:p>3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string">
            <text:p>processed</text:p>
          </table:table-cell>
          <table:table-cell office:value-type="string">
            <text:p>stitched pano and 26 jpg images </text:p>
          </table:table-cell>
          <table:table-cell office:value-type="date" office:date-value="2023-11-02">
            <text:p>2023-11-02</text:p>
          </table:table-cell>
          <table:table-cell office:value-type="string">
            <text:p>mexico_chichen_Itza\mexico_chichen_itza_2023\master\SFM_smeacham\Meacham_Drone Panoramics data\20230211-Mavic2-360s\Observatory Panoramic</text:p>
          </table:table-cell>
          <table:table-cell office:value-type="string">
            <text:p>360 pano</text:p>
          </table:table-cell>
          <table:table-cell office:value-type="string">
            <text:p>null</text:p>
          </table:table-cell>
        </table:table-row>
        <table:table-row table:style-name="ro1">
          <table:table-cell office:value-type="float" office:value="31">
            <text:p>31</text:p>
          </table:table-cell>
          <table:table-cell office:value-type="float" office:value="5">
            <text:p>5</text:p>
          </table:table-cell>
          <table:table-cell office:value-type="float" office:value="4">
            <text:p>4</text:p>
          </table:table-cell>
          <table:table-cell office:value-type="float" office:value="5">
            <text:p>5</text:p>
          </table:table-cell>
          <table:table-cell office:value-type="string">
            <text:p>unprocessed</text:p>
          </table:table-cell>
          <table:table-cell office:value-type="string">
            <text:p>6 laz pointclouds</text:p>
          </table:table-cell>
          <table:table-cell office:value-type="date" office:date-value="2023-06-02">
            <text:p>2023-06-02</text:p>
          </table:table-cell>
          <table:table-cell office:value-type="string">
            <text:p>null</text:p>
          </table:table-cell>
          <table:table-cell office:value-type="string">
            <text:p>pointclouds</text:p>
          </table:table-cell>
          <table:table-cell office:value-type="string">
            <text:p>null</text:p>
          </table:table-cell>
        </table:table-row>
        <table:table-row table:style-name="ro1">
          <table:table-cell office:value-type="float" office:value="32">
            <text:p>32</text:p>
          </table:table-cell>
          <table:table-cell office:value-type="float" office:value="3">
            <text:p>3</text:p>
          </table:table-cell>
          <table:table-cell office:value-type="float" office:value="5">
            <text:p>5</text:p>
          </table:table-cell>
          <table:table-cell office:value-type="float" office:value="4">
            <text:p>4</text:p>
          </table:table-cell>
          <table:table-cell office:value-type="string">
            <text:p>processed</text:p>
          </table:table-cell>
          <table:table-cell office:value-type="string">
            <text:p>stitched pano image, and 26 jpg images </text:p>
          </table:table-cell>
          <table:table-cell office:value-type="date" office:date-value="2023-11-02">
            <text:p>2023-11-02</text:p>
          </table:table-cell>
          <table:table-cell office:value-type="string">
            <text:p>mexico_chichen_Itza\mexico_chichen_itza_2023\master\SFM_smeacham\Meacham_Drone Panoramics data\20230211-Mavic2-360s\Ball Court Panoramic</text:p>
          </table:table-cell>
          <table:table-cell office:value-type="string">
            <text:p>360 pano</text:p>
          </table:table-cell>
          <table:table-cell office:value-type="string">
            <text:p>null</text:p>
          </table:table-cell>
        </table:table-row>
        <table:table-row table:style-name="ro1">
          <table:table-cell office:value-type="float" office:value="33">
            <text:p>33</text:p>
          </table:table-cell>
          <table:table-cell table:number-columns-repeated="2" office:value-type="float" office:value="5">
            <text:p>5</text:p>
          </table:table-cell>
          <table:table-cell office:value-type="float" office:value="3">
            <text:p>3</text:p>
          </table:table-cell>
          <table:table-cell office:value-type="string">
            <text:p>process errors </text:p>
          </table:table-cell>
          <table:table-cell office:value-type="string">
            <text:p>2678 jpg images, showing western side of ballcourt </text:p>
          </table:table-cell>
          <table:table-cell office:value-type="date" office:date-value="2018-12-07">
            <text:p>2018-12-07</text:p>
          </table:table-cell>
          <table:table-cell office:value-type="string">
            <text:p>mexico_chichen_Itza\mexico_chichen_itza_july_2018\master\2018.07.12\2018.07.12.gran.juego.pelota.west.sfmg</text:p>
          </table:table-cell>
          <table:table-cell office:value-type="string">
            <text:p>sfm</text:p>
          </table:table-cell>
          <table:table-cell office:value-type="string">
            <text:p>null</text:p>
          </table:table-cell>
        </table:table-row>
        <table:table-row table:style-name="ro1">
          <table:table-cell office:value-type="float" office:value="34">
            <text:p>34</text:p>
          </table:table-cell>
          <table:table-cell table:number-columns-repeated="3" office:value-type="float" office:value="5">
            <text:p>5</text:p>
          </table:table-cell>
          <table:table-cell office:value-type="string">
            <text:p>processed</text:p>
          </table:table-cell>
          <table:table-cell office:value-type="string">
            <text:p>879 jpg images, this model has associated markers </text:p>
          </table:table-cell>
          <table:table-cell office:value-type="date" office:date-value="2018-12-07">
            <text:p>2018-12-07</text:p>
          </table:table-cell>
          <table:table-cell office:value-type="string">
            <text:p>mexico_chichen_Itza\mexico_chichen_itza_july_2018\master\2018.07.12\2018.07.12.gran.juego.pelota.survey.sfma</text:p>
          </table:table-cell>
          <table:table-cell office:value-type="string">
            <text:p>sfm w/ control points </text:p>
          </table:table-cell>
          <table:table-cell office:value-type="string">
            <text:p>null</text:p>
          </table:table-cell>
        </table:table-row>
        <table:table-row table:style-name="ro1">
          <table:table-cell office:value-type="float" office:value="35">
            <text:p>35</text:p>
          </table:table-cell>
          <table:table-cell table:number-columns-repeated="3" office:value-type="float" office:value="5">
            <text:p>5</text:p>
          </table:table-cell>
          <table:table-cell office:value-type="string">
            <text:p>unprocessed</text:p>
          </table:table-cell>
          <table:table-cell office:value-type="string">
            <text:p>1 laz pointclouds, covering north exterior wall </text:p>
          </table:table-cell>
          <table:table-cell office:value-type="date" office:date-value="2023-10-02">
            <text:p>2023-10-02</text:p>
          </table:table-cell>
          <table:table-cell office:value-type="string">
            <text:p>null</text:p>
          </table:table-cell>
          <table:table-cell office:value-type="string">
            <text:p>pointclouds</text:p>
          </table:table-cell>
          <table:table-cell office:value-type="string">
            <text:p>null</text:p>
          </table:table-cell>
        </table:table-row>
        <table:table-row table:style-name="ro1">
          <table:table-cell office:value-type="float" office:value="36">
            <text:p>36</text:p>
          </table:table-cell>
          <table:table-cell office:value-type="float" office:value="2">
            <text:p>2</text:p>
          </table:table-cell>
          <table:table-cell office:value-type="float" office:value="6">
            <text:p>6</text:p>
          </table:table-cell>
          <table:table-cell office:value-type="float" office:value="5">
            <text:p>5</text:p>
          </table:table-cell>
          <table:table-cell office:value-type="string">
            <text:p>processed</text:p>
          </table:table-cell>
          <table:table-cell office:value-type="string">
            <text:p>2 laz pointclouds</text:p>
          </table:table-cell>
          <table:table-cell office:value-type="date" office:date-value="2023-07-02">
            <text:p>2023-07-02</text:p>
          </table:table-cell>
          <table:table-cell office:value-type="string">
            <text:p>null</text:p>
          </table:table-cell>
          <table:table-cell office:value-type="string">
            <text:p>pointclouds</text:p>
          </table:table-cell>
          <table:table-cell office:value-type="string">
            <text:p>null</text:p>
          </table:table-cell>
        </table:table-row>
        <table:table-row table:style-name="ro1">
          <table:table-cell office:value-type="float" office:value="37">
            <text:p>37</text:p>
          </table:table-cell>
          <table:table-cell office:value-type="float" office:value="4">
            <text:p>4</text:p>
          </table:table-cell>
          <table:table-cell office:value-type="float" office:value="7">
            <text:p>7</text:p>
          </table:table-cell>
          <table:table-cell office:value-type="float" office:value="3">
            <text:p>3</text:p>
          </table:table-cell>
          <table:table-cell office:value-type="string">
            <text:p>processed</text:p>
          </table:table-cell>
          <table:table-cell office:value-type="string">
            <text:p>15 scans of ballcourt interior and temple of the jaguar lower </text:p>
          </table:table-cell>
          <table:table-cell office:value-type="date" office:date-value="2018-12-07">
            <text:p>2018-12-07</text:p>
          </table:table-cell>
          <table:table-cell office:value-type="string">
            <text:p>mexico_chichen_Itza\mexico_chichen_itza_july_2018\master\2018.07.12\2018.07.12.templo.jaguares.lidar</text:p>
          </table:table-cell>
          <table:table-cell office:value-type="string">
            <text:p>pointclouds</text:p>
          </table:table-cell>
          <table:table-cell office:value-type="string">
            <text:p>null</text:p>
          </table:table-cell>
        </table:table-row>
        <table:table-row table:style-name="ro1">
          <table:table-cell office:value-type="float" office:value="38">
            <text:p>38</text:p>
          </table:table-cell>
          <table:table-cell office:value-type="float" office:value="4">
            <text:p>4</text:p>
          </table:table-cell>
          <table:table-cell office:value-type="float" office:value="7">
            <text:p>7</text:p>
          </table:table-cell>
          <table:table-cell office:value-type="float" office:value="3">
            <text:p>3</text:p>
          </table:table-cell>
          <table:table-cell office:value-type="string">
            <text:p>processed</text:p>
          </table:table-cell>
          <table:table-cell office:value-type="string">
            <text:p>1535 jpg images, low light </text:p>
          </table:table-cell>
          <table:table-cell office:value-type="date" office:date-value="2018-07-16">
            <text:p>2018-07-16</text:p>
          </table:table-cell>
          <table:table-cell office:value-type="string">
            <text:p>mexico_chichen_Itza\mexico_chichen_itza_july_2018\master\2018.07.16\2018.07.16.jaguares.sfmg</text:p>
          </table:table-cell>
          <table:table-cell office:value-type="string">
            <text:p>sfm</text:p>
          </table:table-cell>
          <table:table-cell office:value-type="string">
            <text:p>null</text:p>
          </table:table-cell>
        </table:table-row>
        <table:table-row table:style-name="ro1">
          <table:table-cell office:value-type="float" office:value="39">
            <text:p>39</text:p>
          </table:table-cell>
          <table:table-cell office:value-type="float" office:value="4">
            <text:p>4</text:p>
          </table:table-cell>
          <table:table-cell office:value-type="float" office:value="7">
            <text:p>7</text:p>
          </table:table-cell>
          <table:table-cell office:value-type="float" office:value="3">
            <text:p>3</text:p>
          </table:table-cell>
          <table:table-cell office:value-type="string">
            <text:p>processed</text:p>
          </table:table-cell>
          <table:table-cell office:value-type="string">
            <text:p>5812 images, including JPG and Raw </text:p>
          </table:table-cell>
          <table:table-cell office:value-type="date" office:date-value="2018-12-07">
            <text:p>2018-12-07</text:p>
          </table:table-cell>
          <table:table-cell office:value-type="string">
            <text:p>mexico_chichen_Itza\mexico_chichen_itza_july_2018\master\2018.07.12\2018.07.12.templo.sur.sfmg</text:p>
          </table:table-cell>
          <table:table-cell office:value-type="string">
            <text:p>sfm</text:p>
          </table:table-cell>
          <table:table-cell office:value-type="string">
            <text:p>null</text:p>
          </table:table-cell>
        </table:table-row>
        <table:table-row table:style-name="ro1">
          <table:table-cell office:value-type="float" office:value="40">
            <text:p>40</text:p>
          </table:table-cell>
          <table:table-cell office:value-type="float" office:value="4">
            <text:p>4</text:p>
          </table:table-cell>
          <table:table-cell office:value-type="float" office:value="8">
            <text:p>8</text:p>
          </table:table-cell>
          <table:table-cell office:value-type="float" office:value="3">
            <text:p>3</text:p>
          </table:table-cell>
          <table:table-cell office:value-type="string">
            <text:p>processed</text:p>
          </table:table-cell>
          <table:table-cell office:value-type="string">
            <text:p>2114 images</text:p>
          </table:table-cell>
          <table:table-cell office:value-type="date" office:date-value="2018-07-14">
            <text:p>2018-07-14</text:p>
          </table:table-cell>
          <table:table-cell office:value-type="string">
            <text:p>mexico_chichen_Itza\mexico_chichen_itza_july_2018\master\2018.07.14\2018.07.14.templo.norte.sfmg</text:p>
          </table:table-cell>
          <table:table-cell office:value-type="string">
            <text:p>sfm</text:p>
          </table:table-cell>
          <table:table-cell office:value-type="string">
            <text:p>null</text:p>
          </table:table-cell>
        </table:table-row>
        <table:table-row table:style-name="ro1">
          <table:table-cell office:value-type="float" office:value="41">
            <text:p>41</text:p>
          </table:table-cell>
          <table:table-cell office:value-type="float" office:value="3">
            <text:p>3</text:p>
          </table:table-cell>
          <table:table-cell office:value-type="float" office:value="9">
            <text:p>9</text:p>
          </table:table-cell>
          <table:table-cell office:value-type="float" office:value="3">
            <text:p>3</text:p>
          </table:table-cell>
          <table:table-cell office:value-type="string">
            <text:p>processed</text:p>
          </table:table-cell>
          <table:table-cell office:value-type="string">
            <text:p>1268 images</text:p>
          </table:table-cell>
          <table:table-cell office:value-type="date" office:date-value="2018-12-07">
            <text:p>2018-12-07</text:p>
          </table:table-cell>
          <table:table-cell office:value-type="string">
            <text:p>mexico_chichen_Itza\mexico_chichen_itza_july_2018\master\2018.07.12\2018.07.12.templo.sur.sfmg</text:p>
          </table:table-cell>
          <table:table-cell office:value-type="string">
            <text:p>sfm</text:p>
          </table:table-cell>
          <table:table-cell office:value-type="string">
            <text:p>null</text:p>
          </table:table-cell>
        </table:table-row>
        <table:table-row table:style-name="ro1">
          <table:table-cell office:value-type="float" office:value="42">
            <text:p>42</text:p>
          </table:table-cell>
          <table:table-cell office:value-type="float" office:value="3">
            <text:p>3</text:p>
          </table:table-cell>
          <table:table-cell office:value-type="float" office:value="10">
            <text:p>10</text:p>
          </table:table-cell>
          <table:table-cell office:value-type="float" office:value="6">
            <text:p>6</text:p>
          </table:table-cell>
          <table:table-cell office:value-type="string">
            <text:p>processed</text:p>
          </table:table-cell>
          <table:table-cell office:value-type="string">
            <text:p>875 jpg images</text:p>
          </table:table-cell>
          <table:table-cell office:value-type="date" office:date-value="2023-10-02">
            <text:p>2023-10-02</text:p>
          </table:table-cell>
          <table:table-cell office:value-type="string">
            <text:p>Z:\mexico_chichen_Itza\mexico_chichen_itza_2023\master\PHOTOS_DRONE_ARLETTE\MIL_COLUMNAS_9_02_2023</text:p>
          </table:table-cell>
          <table:table-cell office:value-type="string">
            <text:p>sfm</text:p>
          </table:table-cell>
          <table:table-cell office:value-type="string">
            <text:p>null</text:p>
          </table:table-cell>
        </table:table-row>
        <table:table-row table:style-name="ro1">
          <table:table-cell office:value-type="float" office:value="43">
            <text:p>43</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string">
            <text:p>processed</text:p>
          </table:table-cell>
          <table:table-cell office:value-type="string">
            <text:p>1706 jpg</text:p>
          </table:table-cell>
          <table:table-cell office:value-type="date" office:date-value="2018-07-13">
            <text:p>2018-07-13</text:p>
          </table:table-cell>
          <table:table-cell office:value-type="string">
            <text:p>mexico_chichen_Itza\mexico_chichen_itza_july_2018\master\2018.07.13\2018.07.13.mil.columnas.sfma</text:p>
          </table:table-cell>
          <table:table-cell office:value-type="string">
            <text:p>sfm</text:p>
          </table:table-cell>
          <table:table-cell office:value-type="string">
            <text:p>null</text:p>
          </table:table-cell>
        </table:table-row>
        <table:table-row table:style-name="ro1">
          <table:table-cell office:value-type="float" office:value="44">
            <text:p>44</text:p>
          </table:table-cell>
          <table:table-cell office:value-type="float" office:value="5">
            <text:p>5</text:p>
          </table:table-cell>
          <table:table-cell office:value-type="float" office:value="10">
            <text:p>10</text:p>
          </table:table-cell>
          <table:table-cell office:value-type="float" office:value="3">
            <text:p>3</text:p>
          </table:table-cell>
          <table:table-cell office:value-type="string">
            <text:p>processed</text:p>
          </table:table-cell>
          <table:table-cell office:value-type="string">
            <text:p>1260 jpg</text:p>
          </table:table-cell>
          <table:table-cell office:value-type="date" office:date-value="2018-07-15">
            <text:p>2018-07-15</text:p>
          </table:table-cell>
          <table:table-cell office:value-type="string">
            <text:p>mexico_chichen_Itza\mexico_chichen_itza_july_2018\master\2018.07.15\2018.07.15.mil.columnas.sfma"</text:p>
          </table:table-cell>
          <table:table-cell office:value-type="string">
            <text:p>sfm</text:p>
          </table:table-cell>
          <table:table-cell office:value-type="string">
            <text:p>null</text:p>
          </table:table-cell>
        </table:table-row>
        <table:table-row table:style-name="ro1">
          <table:table-cell office:value-type="float" office:value="45">
            <text:p>45</text:p>
          </table:table-cell>
          <table:table-cell office:value-type="float" office:value="5">
            <text:p>5</text:p>
          </table:table-cell>
          <table:table-cell office:value-type="float" office:value="11">
            <text:p>11</text:p>
          </table:table-cell>
          <table:table-cell office:value-type="float" office:value="5">
            <text:p>5</text:p>
          </table:table-cell>
          <table:table-cell office:value-type="string">
            <text:p>processed</text:p>
          </table:table-cell>
          <table:table-cell office:value-type="string">
            <text:p>4 laz pointclouds</text:p>
          </table:table-cell>
          <table:table-cell office:value-type="date" office:date-value="2023-06-02">
            <text:p>2023-06-02</text:p>
          </table:table-cell>
          <table:table-cell office:value-type="string">
            <text:p>null</text:p>
          </table:table-cell>
          <table:table-cell office:value-type="string">
            <text:p>pointclouds</text:p>
          </table:table-cell>
          <table:table-cell office:value-type="string">
            <text:p>null</text:p>
          </table:table-cell>
        </table:table-row>
        <table:table-row table:style-name="ro1">
          <table:table-cell office:value-type="float" office:value="46">
            <text:p>46</text:p>
          </table:table-cell>
          <table:table-cell office:value-type="float" office:value="5">
            <text:p>5</text:p>
          </table:table-cell>
          <table:table-cell office:value-type="float" office:value="12">
            <text:p>12</text:p>
          </table:table-cell>
          <table:table-cell office:value-type="float" office:value="5">
            <text:p>5</text:p>
          </table:table-cell>
          <table:table-cell office:value-type="string">
            <text:p>processed</text:p>
          </table:table-cell>
          <table:table-cell office:value-type="string">
            <text:p>1 laz pointcloud</text:p>
          </table:table-cell>
          <table:table-cell office:value-type="date" office:date-value="2023-06-02">
            <text:p>2023-06-02</text:p>
          </table:table-cell>
          <table:table-cell office:value-type="string">
            <text:p>null</text:p>
          </table:table-cell>
          <table:table-cell office:value-type="string">
            <text:p>pointclouds</text:p>
          </table:table-cell>
          <table:table-cell office:value-type="string">
            <text:p>null</text:p>
          </table:table-cell>
        </table:table-row>
        <table:table-row table:style-name="ro1">
          <table:table-cell office:value-type="float" office:value="47">
            <text:p>47</text:p>
          </table:table-cell>
          <table:table-cell office:value-type="float" office:value="5">
            <text:p>5</text:p>
          </table:table-cell>
          <table:table-cell office:value-type="float" office:value="13">
            <text:p>13</text:p>
          </table:table-cell>
          <table:table-cell office:value-type="float" office:value="5">
            <text:p>5</text:p>
          </table:table-cell>
          <table:table-cell office:value-type="string">
            <text:p>processed</text:p>
          </table:table-cell>
          <table:table-cell office:value-type="string">
            <text:p>1 laz pointcloud</text:p>
          </table:table-cell>
          <table:table-cell office:value-type="date" office:date-value="2023-10-02">
            <text:p>2023-10-02</text:p>
          </table:table-cell>
          <table:table-cell office:value-type="string">
            <text:p>null</text:p>
          </table:table-cell>
          <table:table-cell office:value-type="string">
            <text:p>pointclouds</text:p>
          </table:table-cell>
          <table:table-cell office:value-type="string">
            <text:p>null</text:p>
          </table:table-cell>
        </table:table-row>
        <table:table-row table:style-name="ro1">
          <table:table-cell office:value-type="float" office:value="48">
            <text:p>48</text:p>
          </table:table-cell>
          <table:table-cell office:value-type="float" office:value="5">
            <text:p>5</text:p>
          </table:table-cell>
          <table:table-cell office:value-type="float" office:value="14">
            <text:p>14</text:p>
          </table:table-cell>
          <table:table-cell office:value-type="float" office:value="5">
            <text:p>5</text:p>
          </table:table-cell>
          <table:table-cell office:value-type="string">
            <text:p>processed</text:p>
          </table:table-cell>
          <table:table-cell office:value-type="string">
            <text:p>1 laz pointcloud</text:p>
          </table:table-cell>
          <table:table-cell office:value-type="date" office:date-value="2023-10-02">
            <text:p>2023-10-02</text:p>
          </table:table-cell>
          <table:table-cell office:value-type="string">
            <text:p>null</text:p>
          </table:table-cell>
          <table:table-cell office:value-type="string">
            <text:p>pointclouds</text:p>
          </table:table-cell>
          <table:table-cell office:value-type="string">
            <text:p>null</text:p>
          </table:table-cell>
        </table:table-row>
        <table:table-row table:style-name="ro1">
          <table:table-cell office:value-type="float" office:value="49">
            <text:p>49</text:p>
          </table:table-cell>
          <table:table-cell office:value-type="float" office:value="5">
            <text:p>5</text:p>
          </table:table-cell>
          <table:table-cell office:value-type="float" office:value="15">
            <text:p>15</text:p>
          </table:table-cell>
          <table:table-cell office:value-type="float" office:value="5">
            <text:p>5</text:p>
          </table:table-cell>
          <table:table-cell office:value-type="string">
            <text:p>processed</text:p>
          </table:table-cell>
          <table:table-cell office:value-type="string">
            <text:p>3 laz pointcloud</text:p>
          </table:table-cell>
          <table:table-cell office:value-type="date" office:date-value="2023-11-02">
            <text:p>2023-11-02</text:p>
          </table:table-cell>
          <table:table-cell office:value-type="string">
            <text:p>null</text:p>
          </table:table-cell>
          <table:table-cell office:value-type="string">
            <text:p>pointclouds</text:p>
          </table:table-cell>
          <table:table-cell office:value-type="string">
            <text:p>null</text:p>
          </table:table-cell>
        </table:table-row>
        <table:table-row table:style-name="ro1">
          <table:table-cell office:value-type="float" office:value="50">
            <text:p>50</text:p>
          </table:table-cell>
          <table:table-cell office:value-type="float" office:value="1">
            <text:p>1</text:p>
          </table:table-cell>
          <table:table-cell office:value-type="float" office:value="16">
            <text:p>16</text:p>
          </table:table-cell>
          <table:table-cell office:value-type="float" office:value="5">
            <text:p>5</text:p>
          </table:table-cell>
          <table:table-cell office:value-type="string">
            <text:p>processed</text:p>
          </table:table-cell>
          <table:table-cell office:value-type="string">
            <text:p>3 laz pointclouds</text:p>
          </table:table-cell>
          <table:table-cell office:value-type="date" office:date-value="2023-11-02">
            <text:p>2023-11-02</text:p>
          </table:table-cell>
          <table:table-cell office:value-type="string">
            <text:p>null</text:p>
          </table:table-cell>
          <table:table-cell office:value-type="string">
            <text:p>pointclouds</text:p>
          </table:table-cell>
          <table:table-cell office:value-type="string">
            <text:p>null</text:p>
          </table:table-cell>
        </table:table-row>
        <table:table-row table:style-name="ro1">
          <table:table-cell office:value-type="float" office:value="51">
            <text:p>51</text:p>
          </table:table-cell>
          <table:table-cell office:value-type="float" office:value="3">
            <text:p>3</text:p>
          </table:table-cell>
          <table:table-cell office:value-type="float" office:value="17">
            <text:p>17</text:p>
          </table:table-cell>
          <table:table-cell office:value-type="float" office:value="1">
            <text:p>1</text:p>
          </table:table-cell>
          <table:table-cell table:number-columns-repeated="6" office:value-type="string">
            <text:p>null</text:p>
          </table:table-cell>
        </table:table-row>
        <table:table-row table:style-name="ro1">
          <table:table-cell office:value-type="float" office:value="52">
            <text:p>52</text:p>
          </table:table-cell>
          <table:table-cell office:value-type="float" office:value="4">
            <text:p>4</text:p>
          </table:table-cell>
          <table:table-cell office:value-type="float" office:value="18">
            <text:p>18</text:p>
          </table:table-cell>
          <table:table-cell office:value-type="float" office:value="4">
            <text:p>4</text:p>
          </table:table-cell>
          <table:table-cell office:value-type="string">
            <text:p>processed</text:p>
          </table:table-cell>
          <table:table-cell office:value-type="string">
            <text:p>274 jpg images, 274 raw, capturing Monjas northern facade </text:p>
          </table:table-cell>
          <table:table-cell office:value-type="date" office:date-value="2023-10-02">
            <text:p>2023-10-02</text:p>
          </table:table-cell>
          <table:table-cell office:value-type="string">
            <text:p>mexico_chichen_Itza\mexico_chichen_itza_2023\master\SFM_smeacham\monjas_facade</text:p>
          </table:table-cell>
          <table:table-cell office:value-type="string">
            <text:p>sfm</text:p>
          </table:table-cell>
          <table:table-cell office:value-type="string">
            <text:p>null</text:p>
          </table:table-cell>
        </table:table-row>
        <table:table-row table:style-name="ro1">
          <table:table-cell office:value-type="float" office:value="53">
            <text:p>53</text:p>
          </table:table-cell>
          <table:table-cell office:value-type="float" office:value="3">
            <text:p>3</text:p>
          </table:table-cell>
          <table:table-cell office:value-type="float" office:value="18">
            <text:p>18</text:p>
          </table:table-cell>
          <table:table-cell office:value-type="float" office:value="3">
            <text:p>3</text:p>
          </table:table-cell>
          <table:table-cell office:value-type="string">
            <text:p>processed</text:p>
          </table:table-cell>
          <table:table-cell office:value-type="string">
            <text:p>290 jpg images</text:p>
          </table:table-cell>
          <table:table-cell office:value-type="date" office:date-value="2018-07-16">
            <text:p>2018-07-16</text:p>
          </table:table-cell>
          <table:table-cell office:value-type="string">
            <text:p>mexico_chichen_Itza\mexico_chichen_itza_july_2018\master\2018.07.16\2018.07.16.monjas.sfmg</text:p>
          </table:table-cell>
          <table:table-cell office:value-type="string">
            <text:p>sfm</text:p>
          </table:table-cell>
          <table:table-cell office:value-type="string">
            <text:p>null</text:p>
          </table:table-cell>
        </table:table-row>
        <table:table-row table:style-name="ro1">
          <table:table-cell office:value-type="float" office:value="54">
            <text:p>54</text:p>
          </table:table-cell>
          <table:table-cell office:value-type="float" office:value="4">
            <text:p>4</text:p>
          </table:table-cell>
          <table:table-cell office:value-type="float" office:value="18">
            <text:p>18</text:p>
          </table:table-cell>
          <table:table-cell office:value-type="float" office:value="3">
            <text:p>3</text:p>
          </table:table-cell>
          <table:table-cell office:value-type="string">
            <text:p>processed</text:p>
          </table:table-cell>
          <table:table-cell office:value-type="string">
            <text:p>724 jpg images</text:p>
          </table:table-cell>
          <table:table-cell office:value-type="date" office:date-value="2018-07-16">
            <text:p>2018-07-16</text:p>
          </table:table-cell>
          <table:table-cell office:value-type="string">
            <text:p>mexico_chichen_Itza\mexico_chichen_itza_july_2018\master\2018.07.16\2018.07.16.monjas.sfma</text:p>
          </table:table-cell>
          <table:table-cell office:value-type="string">
            <text:p>sfm</text:p>
          </table:table-cell>
          <table:table-cell office:value-type="string">
            <text:p>null</text:p>
          </table:table-cell>
        </table:table-row>
        <table:table-row table:style-name="ro1">
          <table:table-cell office:value-type="float" office:value="55">
            <text:p>55</text:p>
          </table:table-cell>
          <table:table-cell office:value-type="float" office:value="3">
            <text:p>3</text:p>
          </table:table-cell>
          <table:table-cell office:value-type="float" office:value="18">
            <text:p>18</text:p>
          </table:table-cell>
          <table:table-cell office:value-type="float" office:value="3">
            <text:p>3</text:p>
          </table:table-cell>
          <table:table-cell office:value-type="string">
            <text:p>processed</text:p>
          </table:table-cell>
          <table:table-cell office:value-type="string">
            <text:p>745 jpg images, of small building north of monjas, northeast of iglesias, need name </text:p>
          </table:table-cell>
          <table:table-cell office:value-type="date" office:date-value="2018-07-15">
            <text:p>2018-07-15</text:p>
          </table:table-cell>
          <table:table-cell office:value-type="string">
            <text:p>mexico_chichen_Itza\mexico_chichen_itza_july_2018\master\2018.07.15\2018.07.15.side.monjas.sfmg</text:p>
          </table:table-cell>
          <table:table-cell office:value-type="string">
            <text:p>sfm</text:p>
          </table:table-cell>
          <table:table-cell office:value-type="string">
            <text:p>null</text:p>
          </table:table-cell>
        </table:table-row>
        <table:table-row table:style-name="ro1">
          <table:table-cell office:value-type="float" office:value="56">
            <text:p>56</text:p>
          </table:table-cell>
          <table:table-cell office:value-type="float" office:value="3">
            <text:p>3</text:p>
          </table:table-cell>
          <table:table-cell office:value-type="float" office:value="18">
            <text:p>18</text:p>
          </table:table-cell>
          <table:table-cell office:value-type="float" office:value="3">
            <text:p>3</text:p>
          </table:table-cell>
          <table:table-cell office:value-type="string">
            <text:p>processed</text:p>
          </table:table-cell>
          <table:table-cell office:value-type="string">
            <text:p>6307 jpg images</text:p>
          </table:table-cell>
          <table:table-cell office:value-type="date" office:date-value="2018-07-15">
            <text:p>2018-07-15</text:p>
          </table:table-cell>
          <table:table-cell office:value-type="string">
            <text:p>mexico_chichen_Itza\mexico_chichen_itza_july_2018\master\2018.07.15\2018.07.15.monjas.sfmg</text:p>
          </table:table-cell>
          <table:table-cell office:value-type="string">
            <text:p>sfm</text:p>
          </table:table-cell>
          <table:table-cell office:value-type="string">
            <text:p>null</text:p>
          </table:table-cell>
        </table:table-row>
        <table:table-row table:style-name="ro1">
          <table:table-cell office:value-type="float" office:value="57">
            <text:p>57</text:p>
          </table:table-cell>
          <table:table-cell office:value-type="float" office:value="4">
            <text:p>4</text:p>
          </table:table-cell>
          <table:table-cell office:value-type="float" office:value="18">
            <text:p>18</text:p>
          </table:table-cell>
          <table:table-cell office:value-type="float" office:value="3">
            <text:p>3</text:p>
          </table:table-cell>
          <table:table-cell office:value-type="string">
            <text:p>processed</text:p>
          </table:table-cell>
          <table:table-cell office:value-type="string">
            <text:p>447 jpg images, connecting monjas and iglesia </text:p>
          </table:table-cell>
          <table:table-cell office:value-type="date" office:date-value="2018-07-14">
            <text:p>2018-07-14</text:p>
          </table:table-cell>
          <table:table-cell office:value-type="string">
            <text:p>mexico_chichen_Itza\mexico_chichen_itza_july_2018\master\2018.07.14\2018.07.14.conjunto.monjas.orbit.sfma</text:p>
          </table:table-cell>
          <table:table-cell office:value-type="string">
            <text:p>sfm</text:p>
          </table:table-cell>
          <table:table-cell office:value-type="string">
            <text:p>null</text:p>
          </table:table-cell>
        </table:table-row>
        <table:table-row table:style-name="ro1">
          <table:table-cell office:value-type="float" office:value="58">
            <text:p>58</text:p>
          </table:table-cell>
          <table:table-cell office:value-type="float" office:value="4">
            <text:p>4</text:p>
          </table:table-cell>
          <table:table-cell office:value-type="float" office:value="19">
            <text:p>19</text:p>
          </table:table-cell>
          <table:table-cell office:value-type="float" office:value="3">
            <text:p>3</text:p>
          </table:table-cell>
          <table:table-cell office:value-type="string">
            <text:p>processed</text:p>
          </table:table-cell>
          <table:table-cell office:value-type="string">
            <text:p>17 jpg images, exterior only harsh lighting </text:p>
          </table:table-cell>
          <table:table-cell office:value-type="date" office:date-value="2018-07-16">
            <text:p>2018-07-16</text:p>
          </table:table-cell>
          <table:table-cell office:value-type="string">
            <text:p>mexico_chichen_Itza\mexico_chichen_itza_july_2018\master\2018.07.16\2018.07.16.iglesia.monjas.sfmg</text:p>
          </table:table-cell>
          <table:table-cell office:value-type="string">
            <text:p>sfm</text:p>
          </table:table-cell>
          <table:table-cell office:value-type="string">
            <text:p>null</text:p>
          </table:table-cell>
        </table:table-row>
        <table:table-row table:style-name="ro1">
          <table:table-cell office:value-type="float" office:value="59">
            <text:p>59</text:p>
          </table:table-cell>
          <table:table-cell office:value-type="float" office:value="4">
            <text:p>4</text:p>
          </table:table-cell>
          <table:table-cell office:value-type="float" office:value="19">
            <text:p>19</text:p>
          </table:table-cell>
          <table:table-cell office:value-type="float" office:value="3">
            <text:p>3</text:p>
          </table:table-cell>
          <table:table-cell office:value-type="string">
            <text:p>processed</text:p>
          </table:table-cell>
          <table:table-cell office:value-type="string">
            <text:p>648 jpg images, exterior only </text:p>
          </table:table-cell>
          <table:table-cell office:value-type="date" office:date-value="2018-07-15">
            <text:p>2018-07-15</text:p>
          </table:table-cell>
          <table:table-cell office:value-type="string">
            <text:p>mexico_chichen_Itza\mexico_chichen_itza_july_2018\master\2018.07.15\2018.07.15.iglesia.sfmg</text:p>
          </table:table-cell>
          <table:table-cell office:value-type="string">
            <text:p>sfm</text:p>
          </table:table-cell>
          <table:table-cell office:value-type="string">
            <text:p>null</text:p>
          </table:table-cell>
        </table:table-row>
        <table:table-row table:style-name="ro1">
          <table:table-cell office:value-type="float" office:value="60">
            <text:p>60</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string">
            <text:p>processed</text:p>
          </table:table-cell>
          <table:table-cell office:value-type="string">
            <text:p>1386 jpg images</text:p>
          </table:table-cell>
          <table:table-cell office:value-type="date" office:date-value="2018-07-14">
            <text:p>2018-07-14</text:p>
          </table:table-cell>
          <table:table-cell office:value-type="string">
            <text:p>mexico_chichen_Itza\mexico_chichen_itza_july_2018\master\2018.07.14\2018.07.14.arco.sfma</text:p>
          </table:table-cell>
          <table:table-cell office:value-type="string">
            <text:p>sfm</text:p>
          </table:table-cell>
          <table:table-cell office:value-type="string">
            <text:p>null</text:p>
          </table:table-cell>
        </table:table-row>
        <table:table-row table:style-name="ro1">
          <table:table-cell office:value-type="float" office:value="61">
            <text:p>61</text:p>
          </table:table-cell>
          <table:table-cell office:value-type="float" office:value="1">
            <text:p>1</text:p>
          </table:table-cell>
          <table:table-cell office:value-type="float" office:value="20">
            <text:p>20</text:p>
          </table:table-cell>
          <table:table-cell office:value-type="float" office:value="3">
            <text:p>3</text:p>
          </table:table-cell>
          <table:table-cell office:value-type="string">
            <text:p>processed</text:p>
          </table:table-cell>
          <table:table-cell office:value-type="string">
            <text:p>389 jpg images</text:p>
          </table:table-cell>
          <table:table-cell office:value-type="date" office:date-value="2018-07-14">
            <text:p>2018-07-14</text:p>
          </table:table-cell>
          <table:table-cell office:value-type="string">
            <text:p>mexico_chichen_Itza\mexico_chichen_itza_july_2018\master\2018.07.14\2018.07.14.arco.sfmg</text:p>
          </table:table-cell>
          <table:table-cell office:value-type="string">
            <text:p>sfm</text:p>
          </table:table-cell>
          <table:table-cell office:value-type="string">
            <text:p>null</text:p>
          </table:table-cell>
        </table:table-row>
        <table:table-row table:style-name="ro1">
          <table:table-cell office:value-type="float" office:value="62">
            <text:p>62</text:p>
          </table:table-cell>
          <table:table-cell office:value-type="float" office:value="4">
            <text:p>4</text:p>
          </table:table-cell>
          <table:table-cell office:value-type="float" office:value="21">
            <text:p>21</text:p>
          </table:table-cell>
          <table:table-cell office:value-type="float" office:value="3">
            <text:p>3</text:p>
          </table:table-cell>
          <table:table-cell table:number-columns-repeated="6" office:value-type="string">
            <text:p>null</text:p>
          </table:table-cell>
        </table:table-row>
        <table:table-row table:style-name="ro1">
          <table:table-cell office:value-type="float" office:value="63">
            <text:p>63</text:p>
          </table:table-cell>
          <table:table-cell office:value-type="float" office:value="3">
            <text:p>3</text:p>
          </table:table-cell>
          <table:table-cell office:value-type="float" office:value="22">
            <text:p>22</text:p>
          </table:table-cell>
          <table:table-cell office:value-type="float" office:value="3">
            <text:p>3</text:p>
          </table:table-cell>
          <table:table-cell office:value-type="string">
            <text:p>processed</text:p>
          </table:table-cell>
          <table:table-cell office:value-type="string">
            <text:p>2089 jpg images, Galeras Lunas Exterior. why two days? how do models differ? </text:p>
          </table:table-cell>
          <table:table-cell office:value-type="date" office:date-value="2018-07-14">
            <text:p>2018-07-14</text:p>
          </table:table-cell>
          <table:table-cell office:value-type="string">
            <text:p>mexico_chichen_Itza\mexico_chichen_itza_july_2018\master\2018.07.14\2018.07.14.galeria.luna.casa.falos.sfmg</text:p>
          </table:table-cell>
          <table:table-cell office:value-type="string">
            <text:p>sfm</text:p>
          </table:table-cell>
          <table:table-cell office:value-type="string">
            <text:p>null</text:p>
          </table:table-cell>
        </table:table-row>
        <table:table-row table:style-name="ro1">
          <table:table-cell office:value-type="float" office:value="64">
            <text:p>64</text:p>
          </table:table-cell>
          <table:table-cell office:value-type="float" office:value="4">
            <text:p>4</text:p>
          </table:table-cell>
          <table:table-cell office:value-type="float" office:value="22">
            <text:p>22</text:p>
          </table:table-cell>
          <table:table-cell office:value-type="float" office:value="3">
            <text:p>3</text:p>
          </table:table-cell>
          <table:table-cell office:value-type="string">
            <text:p>processed</text:p>
          </table:table-cell>
          <table:table-cell office:value-type="string">
            <text:p>1353 jpg images,covering Galeras Lunas exterior and Casa Falos hy two days? how do models differ? </text:p>
          </table:table-cell>
          <table:table-cell office:value-type="date" office:date-value="2018-07-14">
            <text:p>2018-07-14</text:p>
          </table:table-cell>
          <table:table-cell office:value-type="string">
            <text:p>mexico_chichen_Itza\mexico_chichen_itza_july_2018\master\2018.07.14\2018.07.14.galeria.luna.casa.falos.sfma</text:p>
          </table:table-cell>
          <table:table-cell office:value-type="string">
            <text:p>sfm w/ control points </text:p>
          </table:table-cell>
          <table:table-cell office:value-type="string">
            <text:p>null</text:p>
          </table:table-cell>
        </table:table-row>
        <table:table-row table:style-name="ro1">
          <table:table-cell office:value-type="float" office:value="65">
            <text:p>65</text:p>
          </table:table-cell>
          <table:table-cell office:value-type="float" office:value="3">
            <text:p>3</text:p>
          </table:table-cell>
          <table:table-cell office:value-type="float" office:value="22">
            <text:p>22</text:p>
          </table:table-cell>
          <table:table-cell office:value-type="float" office:value="3">
            <text:p>3</text:p>
          </table:table-cell>
          <table:table-cell office:value-type="string">
            <text:p>processed</text:p>
          </table:table-cell>
          <table:table-cell office:value-type="string">
            <text:p>5767 jpg images, Galeras Lunas interior and Exterior </text:p>
          </table:table-cell>
          <table:table-cell office:value-type="date" office:date-value="2018-07-13">
            <text:p>2018-07-13</text:p>
          </table:table-cell>
          <table:table-cell office:value-type="string">
            <text:p>mexico_chichen_Itza\mexico_chichen_itza_july_2018\master\2018.07.13\2018.07.13.galera.luna.casa.falcos.sfmg</text:p>
          </table:table-cell>
          <table:table-cell office:value-type="string">
            <text:p>sfm</text:p>
          </table:table-cell>
          <table:table-cell office:value-type="string">
            <text:p>null</text:p>
          </table:table-cell>
        </table:table-row>
        <table:table-row table:style-name="ro1">
          <table:table-cell office:value-type="float" office:value="66">
            <text:p>66</text:p>
          </table:table-cell>
          <table:table-cell office:value-type="float" office:value="3">
            <text:p>3</text:p>
          </table:table-cell>
          <table:table-cell office:value-type="float" office:value="22">
            <text:p>22</text:p>
          </table:table-cell>
          <table:table-cell office:value-type="float" office:value="3">
            <text:p>3</text:p>
          </table:table-cell>
          <table:table-cell office:value-type="string">
            <text:p>processed</text:p>
          </table:table-cell>
          <table:table-cell office:value-type="string">
            <text:p>316 jpg images,covering Galeras Lunas exterior and Casa Falos </text:p>
          </table:table-cell>
          <table:table-cell office:value-type="date" office:date-value="2018-07-13">
            <text:p>2018-07-13</text:p>
          </table:table-cell>
          <table:table-cell office:value-type="string">
            <text:p>mexico_chichen_Itza\mexico_chichen_itza_july_2018\master\2018.07.13\2018.07.13.galeria.luna.casa.falcos.sfma</text:p>
          </table:table-cell>
          <table:table-cell office:value-type="string">
            <text:p>sfm w/ control points </text:p>
          </table:table-cell>
          <table:table-cell office:value-type="string">
            <text:p>null</text:p>
          </table:table-cell>
        </table:table-row>
        <table:table-row table:style-name="ro1">
          <table:table-cell office:value-type="float" office:value="67">
            <text:p>67</text:p>
          </table:table-cell>
          <table:table-cell office:value-type="float" office:value="4">
            <text:p>4</text:p>
          </table:table-cell>
          <table:table-cell office:value-type="float" office:value="23">
            <text:p>23</text:p>
          </table:table-cell>
          <table:table-cell office:value-type="float" office:value="3">
            <text:p>3</text:p>
          </table:table-cell>
          <table:table-cell office:value-type="string">
            <text:p>processed</text:p>
          </table:table-cell>
          <table:table-cell office:value-type="string">
            <text:p>201 jpg images</text:p>
          </table:table-cell>
          <table:table-cell office:value-type="date" office:date-value="2018-07-14">
            <text:p>2018-07-14</text:p>
          </table:table-cell>
          <table:table-cell office:value-type="string">
            <text:p>mexico_chichen_Itza\mexico_chichen_itza_july_2018\master\2018.07.14\2018.07.14.venus.sfma</text:p>
          </table:table-cell>
          <table:table-cell office:value-type="string">
            <text:p>sfm</text:p>
          </table:table-cell>
          <table:table-cell office:value-type="string">
            <text:p>null</text:p>
          </table:table-cell>
        </table:table-row>
        <table:table-row table:style-name="ro1">
          <table:table-cell office:value-type="float" office:value="68">
            <text:p>68</text:p>
          </table:table-cell>
          <table:table-cell office:value-type="float" office:value="1">
            <text:p>1</text:p>
          </table:table-cell>
          <table:table-cell office:value-type="float" office:value="23">
            <text:p>23</text:p>
          </table:table-cell>
          <table:table-cell office:value-type="float" office:value="3">
            <text:p>3</text:p>
          </table:table-cell>
          <table:table-cell office:value-type="string">
            <text:p>processed</text:p>
          </table:table-cell>
          <table:table-cell office:value-type="string">
            <text:p>1852 jpg images</text:p>
          </table:table-cell>
          <table:table-cell office:value-type="date" office:date-value="2018-07-16">
            <text:p>2018-07-16</text:p>
          </table:table-cell>
          <table:table-cell office:value-type="string">
            <text:p>mexico_chichen_Itza\mexico_chichen_itza_july_2018\master\2018.07.16\2018.07.16.venus.sfmg</text:p>
          </table:table-cell>
          <table:table-cell office:value-type="string">
            <text:p>sfm</text:p>
          </table:table-cell>
          <table:table-cell office:value-type="string">
            <text:p>null</text:p>
          </table:table-cell>
        </table:table-row>
        <table:table-row table:style-name="ro1">
          <table:table-cell office:value-type="float" office:value="69">
            <text:p>69</text:p>
          </table:table-cell>
          <table:table-cell office:value-type="float" office:value="4">
            <text:p>4</text:p>
          </table:table-cell>
          <table:table-cell office:value-type="float" office:value="21">
            <text:p>21</text:p>
          </table:table-cell>
          <table:table-cell office:value-type="float" office:value="1">
            <text:p>1</text:p>
          </table:table-cell>
          <table:table-cell table:number-columns-repeated="6" office:value-type="string">
            <text:p>null</text:p>
          </table:table-cell>
        </table:table-row>
        <table:table-row table:style-name="ro1">
          <table:table-cell office:value-type="float" office:value="70">
            <text:p>70</text:p>
          </table:table-cell>
          <table:table-cell office:value-type="float" office:value="4">
            <text:p>4</text:p>
          </table:table-cell>
          <table:table-cell office:value-type="float" office:value="24">
            <text:p>24</text:p>
          </table:table-cell>
          <table:table-cell office:value-type="float" office:value="3">
            <text:p>3</text:p>
          </table:table-cell>
          <table:table-cell office:value-type="string">
            <text:p>processed</text:p>
          </table:table-cell>
          <table:table-cell office:value-type="string">
            <text:p>2001 jpg images</text:p>
          </table:table-cell>
          <table:table-cell office:value-type="date" office:date-value="2018-07-16">
            <text:p>2018-07-16</text:p>
          </table:table-cell>
          <table:table-cell office:value-type="string">
            <text:p>mexico_chichen_Itza\mexico_chichen_itza_july_2018\master\2018.07.16\2018.07.16.mesas.sfmg</text:p>
          </table:table-cell>
          <table:table-cell office:value-type="string">
            <text:p>sfm</text:p>
          </table:table-cell>
          <table:table-cell office:value-type="string">
            <text:p>null</text:p>
          </table:table-cell>
        </table:table-row>
        <table:table-row table:style-name="ro1">
          <table:table-cell office:value-type="float" office:value="71">
            <text:p>71</text:p>
          </table:table-cell>
          <table:table-cell office:value-type="float" office:value="3">
            <text:p>3</text:p>
          </table:table-cell>
          <table:table-cell office:value-type="float" office:value="24">
            <text:p>24</text:p>
          </table:table-cell>
          <table:table-cell office:value-type="float" office:value="5">
            <text:p>5</text:p>
          </table:table-cell>
          <table:table-cell office:value-type="string">
            <text:p>processed</text:p>
          </table:table-cell>
          <table:table-cell office:value-type="string">
            <text:p>312 jpg images of interior painted columns. thiso nly extends to the western portions of the westernmost columns, as the rest of the interior was still walled off </text:p>
          </table:table-cell>
          <table:table-cell office:value-type="date" office:date-value="2023-10-02">
            <text:p>2023-10-02</text:p>
          </table:table-cell>
          <table:table-cell office:value-type="string">
            <text:p>mexico_chichen_Itza\mexico_chichen_itza_2023\master\SFM_drissolo\grandes_mesa_interior</text:p>
          </table:table-cell>
          <table:table-cell office:value-type="string">
            <text:p>sfm</text:p>
          </table:table-cell>
          <table:table-cell office:value-type="string">
            <text:p>null</text:p>
          </table:table-cell>
        </table:table-row>
        <table:table-row table:style-name="ro1">
          <table:table-cell office:value-type="float" office:value="72">
            <text:p>72</text:p>
          </table:table-cell>
          <table:table-cell office:value-type="float" office:value="4">
            <text:p>4</text:p>
          </table:table-cell>
          <table:table-cell office:value-type="float" office:value="25">
            <text:p>25</text:p>
          </table:table-cell>
          <table:table-cell office:value-type="float" office:value="4">
            <text:p>4</text:p>
          </table:table-cell>
          <table:table-cell office:value-type="string">
            <text:p>processed</text:p>
          </table:table-cell>
          <table:table-cell office:value-type="string">
            <text:p>stitched pano image, and 26 jpg images </text:p>
          </table:table-cell>
          <table:table-cell office:value-type="date" office:date-value="2023-11-02">
            <text:p>2023-11-02</text:p>
          </table:table-cell>
          <table:table-cell office:value-type="string">
            <text:p>mexico_chichen_Itza\mexico_chichen_itza_2023\master\SFM_smeacham\Meacham_Drone Panoramics data\20230211-Mavic2-360s\Temple of Warriors Panoramic</text:p>
          </table:table-cell>
          <table:table-cell office:value-type="string">
            <text:p>360 pano</text:p>
          </table:table-cell>
          <table:table-cell office:value-type="string">
            <text:p>null</text:p>
          </table:table-cell>
        </table:table-row>
        <table:table-row table:style-name="ro1">
          <table:table-cell office:value-type="float" office:value="73">
            <text:p>73</text:p>
          </table:table-cell>
          <table:table-cell office:value-type="float" office:value="3">
            <text:p>3</text:p>
          </table:table-cell>
          <table:table-cell office:value-type="float" office:value="25">
            <text:p>25</text:p>
          </table:table-cell>
          <table:table-cell office:value-type="float" office:value="3">
            <text:p>3</text:p>
          </table:table-cell>
          <table:table-cell office:value-type="string">
            <text:p>processed</text:p>
          </table:table-cell>
          <table:table-cell office:value-type="string">
            <text:p>12492 jpg images, paying special attention to carvings on columns </text:p>
          </table:table-cell>
          <table:table-cell office:value-type="date" office:date-value="2018-07-16">
            <text:p>2018-07-16</text:p>
          </table:table-cell>
          <table:table-cell office:value-type="string">
            <text:p>mexico_chichen_Itza\mexico_chichen_itza_july_2018\master\2018.07.16\2018.07.16.guerreros.sfmg"</text:p>
          </table:table-cell>
          <table:table-cell office:value-type="string">
            <text:p>sfm</text:p>
          </table:table-cell>
          <table:table-cell office:value-type="string">
            <text:p>null</text:p>
          </table:table-cell>
        </table:table-row>
        <table:table-row table:style-name="ro1">
          <table:table-cell office:value-type="float" office:value="74">
            <text:p>74</text:p>
          </table:table-cell>
          <table:table-cell office:value-type="float" office:value="4">
            <text:p>4</text:p>
          </table:table-cell>
          <table:table-cell office:value-type="float" office:value="25">
            <text:p>25</text:p>
          </table:table-cell>
          <table:table-cell office:value-type="float" office:value="3">
            <text:p>3</text:p>
          </table:table-cell>
          <table:table-cell office:value-type="string">
            <text:p>processed</text:p>
          </table:table-cell>
          <table:table-cell office:value-type="string">
            <text:p>1168 jpg images, covering temple of the warriors and surrounding coulmns, and some of temple grandes mesas</text:p>
          </table:table-cell>
          <table:table-cell office:value-type="date" office:date-value="2018-07-15">
            <text:p>2018-07-15</text:p>
          </table:table-cell>
          <table:table-cell office:value-type="string">
            <text:p>mexico_chichen_Itza\mexico_chichen_itza_july_2018\master\2018.07.15\2018.07.15.guerreros.grandes.mesas.sfma</text:p>
          </table:table-cell>
          <table:table-cell office:value-type="string">
            <text:p>sfm</text:p>
          </table:table-cell>
          <table:table-cell office:value-type="string">
            <text:p>null</text:p>
          </table:table-cell>
        </table:table-row>
        <table:table-row table:style-name="ro1">
          <table:table-cell office:value-type="float" office:value="75">
            <text:p>75</text:p>
          </table:table-cell>
          <table:table-cell office:value-type="float" office:value="5">
            <text:p>5</text:p>
          </table:table-cell>
          <table:table-cell office:value-type="float" office:value="26">
            <text:p>26</text:p>
          </table:table-cell>
          <table:table-cell office:value-type="float" office:value="5">
            <text:p>5</text:p>
          </table:table-cell>
          <table:table-cell office:value-type="string">
            <text:p>processed</text:p>
          </table:table-cell>
          <table:table-cell office:value-type="string">
            <text:p>only 20 jpg images, does provide some context for positioning of objects on the wester side </text:p>
          </table:table-cell>
          <table:table-cell office:value-type="date" office:date-value="2023-10-02">
            <text:p>2023-10-02</text:p>
          </table:table-cell>
          <table:table-cell office:value-type="string">
            <text:p>mexico_chichen_Itza\mexico_chichen_itza_2023\master\SFM_drissolo\templo_guerros_interior</text:p>
          </table:table-cell>
          <table:table-cell office:value-type="string">
            <text:p>sfm</text:p>
          </table:table-cell>
          <table:table-cell office:value-type="string">
            <text:p>null</text:p>
          </table:table-cell>
        </table:table-row>
        <table:table-row table:style-name="ro1">
          <table:table-cell office:value-type="float" office:value="76">
            <text:p>76</text:p>
          </table:table-cell>
          <table:table-cell office:value-type="float" office:value="3">
            <text:p>3</text:p>
          </table:table-cell>
          <table:table-cell office:value-type="float" office:value="26">
            <text:p>26</text:p>
          </table:table-cell>
          <table:table-cell office:value-type="float" office:value="5">
            <text:p>5</text:p>
          </table:table-cell>
          <table:table-cell office:value-type="string">
            <text:p>processed</text:p>
          </table:table-cell>
          <table:table-cell office:value-type="string">
            <text:p>1 laz pointcloud</text:p>
          </table:table-cell>
          <table:table-cell office:value-type="date" office:date-value="2023-08-02">
            <text:p>2023-08-02</text:p>
          </table:table-cell>
          <table:table-cell office:value-type="string">
            <text:p>null</text:p>
          </table:table-cell>
          <table:table-cell office:value-type="string">
            <text:p>pointclouds</text:p>
          </table:table-cell>
          <table:table-cell office:value-type="string">
            <text:p>null</text:p>
          </table:table-cell>
        </table:table-row>
        <table:table-row table:style-name="ro1">
          <table:table-cell office:value-type="float" office:value="77">
            <text:p>77</text:p>
          </table:table-cell>
          <table:table-cell office:value-type="float" office:value="4">
            <text:p>4</text:p>
          </table:table-cell>
          <table:table-cell office:value-type="float" office:value="27">
            <text:p>27</text:p>
          </table:table-cell>
          <table:table-cell office:value-type="float" office:value="3">
            <text:p>3</text:p>
          </table:table-cell>
          <table:table-cell office:value-type="string">
            <text:p>processed</text:p>
          </table:table-cell>
          <table:table-cell office:value-type="string">
            <text:p>180 jpg images</text:p>
          </table:table-cell>
          <table:table-cell office:value-type="date" office:date-value="2018-07-16">
            <text:p>2018-07-16</text:p>
          </table:table-cell>
          <table:table-cell office:value-type="string">
            <text:p>mexico_chichen_Itza\mexico_chichen_itza_july_2018\master\2018.07.16\2018.07.16.tableros.sfma"</text:p>
          </table:table-cell>
          <table:table-cell office:value-type="string">
            <text:p>sfm</text:p>
          </table:table-cell>
          <table:table-cell office:value-type="string">
            <text:p>null</text:p>
          </table:table-cell>
        </table:table-row>
        <table:table-row table:style-name="ro1">
          <table:table-cell office:value-type="float" office:value="78">
            <text:p>78</text:p>
          </table:table-cell>
          <table:table-cell office:value-type="float" office:value="4">
            <text:p>4</text:p>
          </table:table-cell>
          <table:table-cell office:value-type="float" office:value="27">
            <text:p>27</text:p>
          </table:table-cell>
          <table:table-cell office:value-type="float" office:value="3">
            <text:p>3</text:p>
          </table:table-cell>
          <table:table-cell office:value-type="string">
            <text:p>processed</text:p>
          </table:table-cell>
          <table:table-cell office:value-type="string">
            <text:p>1394 jpg images</text:p>
          </table:table-cell>
          <table:table-cell office:value-type="date" office:date-value="2018-07-15">
            <text:p>2018-07-15</text:p>
          </table:table-cell>
          <table:table-cell office:value-type="string">
            <text:p>mexico_chichen_Itza\mexico_chichen_itza_july_2018\master\2018.07.15\2018.07.15.tableros.sfmg</text:p>
          </table:table-cell>
          <table:table-cell office:value-type="string">
            <text:p>sfm</text:p>
          </table:table-cell>
          <table:table-cell office:value-type="string">
            <text:p>null</text:p>
          </table:table-cell>
        </table:table-row>
        <table:table-row table:style-name="ro1">
          <table:table-cell office:value-type="float" office:value="79">
            <text:p>79</text:p>
          </table:table-cell>
          <table:table-cell office:value-type="float" office:value="3">
            <text:p>3</text:p>
          </table:table-cell>
          <table:table-cell office:value-type="float" office:value="28">
            <text:p>28</text:p>
          </table:table-cell>
          <table:table-cell office:value-type="float" office:value="3">
            <text:p>3</text:p>
          </table:table-cell>
          <table:table-cell office:value-type="string">
            <text:p>processed</text:p>
          </table:table-cell>
          <table:table-cell office:value-type="string">
            <text:p>1599 jpg images</text:p>
          </table:table-cell>
          <table:table-cell office:value-type="date" office:date-value="2018-07-14">
            <text:p>2018-07-14</text:p>
          </table:table-cell>
          <table:table-cell office:value-type="string">
            <text:p>mexico_chichen_Itza\mexico_chichen_itza_july_2018\master\2018.07.14\2018.07.14.buhos.sfmg</text:p>
          </table:table-cell>
          <table:table-cell office:value-type="string">
            <text:p>sfm</text:p>
          </table:table-cell>
          <table:table-cell office:value-type="string">
            <text:p>null</text:p>
          </table:table-cell>
        </table:table-row>
        <table:table-row table:style-name="ro1">
          <table:table-cell office:value-type="float" office:value="80">
            <text:p>80</text:p>
          </table:table-cell>
          <table:table-cell office:value-type="float" office:value="4">
            <text:p>4</text:p>
          </table:table-cell>
          <table:table-cell office:value-type="float" office:value="28">
            <text:p>28</text:p>
          </table:table-cell>
          <table:table-cell office:value-type="float" office:value="3">
            <text:p>3</text:p>
          </table:table-cell>
          <table:table-cell office:value-type="string">
            <text:p>processed</text:p>
          </table:table-cell>
          <table:table-cell office:value-type="string">
            <text:p>210 jpg images</text:p>
          </table:table-cell>
          <table:table-cell office:value-type="date" office:date-value="2018-07-14">
            <text:p>2018-07-14</text:p>
          </table:table-cell>
          <table:table-cell office:value-type="string">
            <text:p>mexico_chichen_Itza\mexico_chichen_itza_july_2018\master\2018.07.14\2018.07.14.casa.buhos.sfma</text:p>
          </table:table-cell>
          <table:table-cell office:value-type="string">
            <text:p>sfm</text:p>
          </table:table-cell>
          <table:table-cell office:value-type="string">
            <text:p>null</text:p>
          </table:table-cell>
        </table:table-row>
        <table:table-row table:style-name="ro1">
          <table:table-cell office:value-type="float" office:value="81">
            <text:p>81</text:p>
          </table:table-cell>
          <table:table-cell office:value-type="float" office:value="3">
            <text:p>3</text:p>
          </table:table-cell>
          <table:table-cell office:value-type="float" office:value="28">
            <text:p>28</text:p>
          </table:table-cell>
          <table:table-cell office:value-type="float" office:value="3">
            <text:p>3</text:p>
          </table:table-cell>
          <table:table-cell office:value-type="string">
            <text:p>processed</text:p>
          </table:table-cell>
          <table:table-cell office:value-type="string">
            <text:p>1430 jpg images, covering aerial footprint and flew low and parralell to capture facade </text:p>
          </table:table-cell>
          <table:table-cell office:value-type="date" office:date-value="2018-07-13">
            <text:p>2018-07-13</text:p>
          </table:table-cell>
          <table:table-cell office:value-type="string">
            <text:p>mexico_chichen_Itza\mexico_chichen_itza_july_2018\master\2018.07.13\2018.07.13.casa.buhos.sfmg</text:p>
          </table:table-cell>
          <table:table-cell office:value-type="string">
            <text:p>sfm</text:p>
          </table:table-cell>
          <table:table-cell office:value-type="string">
            <text:p>null</text:p>
          </table:table-cell>
        </table:table-row>
        <table:table-row table:style-name="ro1">
          <table:table-cell office:value-type="float" office:value="82">
            <text:p>82</text:p>
          </table:table-cell>
          <table:table-cell office:value-type="float" office:value="3">
            <text:p>3</text:p>
          </table:table-cell>
          <table:table-cell office:value-type="float" office:value="28">
            <text:p>28</text:p>
          </table:table-cell>
          <table:table-cell office:value-type="float" office:value="3">
            <text:p>3</text:p>
          </table:table-cell>
          <table:table-cell office:value-type="string">
            <text:p>processed</text:p>
          </table:table-cell>
          <table:table-cell office:value-type="string">
            <text:p>83 jpg images</text:p>
          </table:table-cell>
          <table:table-cell office:value-type="date" office:date-value="2018-07-13">
            <text:p>2018-07-13</text:p>
          </table:table-cell>
          <table:table-cell office:value-type="string">
            <text:p>mexico_chichen_Itza\mexico_chichen_itza_july_2018\master\2018.07.13\2018.07.13.casa.buhos.sfma</text:p>
          </table:table-cell>
          <table:table-cell office:value-type="string">
            <text:p>sfm</text:p>
          </table:table-cell>
          <table:table-cell office:value-type="string">
            <text:p>null</text:p>
          </table:table-cell>
        </table:table-row>
        <table:table-row table:style-name="ro1">
          <table:table-cell office:value-type="float" office:value="83">
            <text:p>83</text:p>
          </table:table-cell>
          <table:table-cell office:value-type="float" office:value="4">
            <text:p>4</text:p>
          </table:table-cell>
          <table:table-cell office:value-type="float" office:value="29">
            <text:p>29</text:p>
          </table:table-cell>
          <table:table-cell office:value-type="float" office:value="3">
            <text:p>3</text:p>
          </table:table-cell>
          <table:table-cell office:value-type="string">
            <text:p>processed</text:p>
          </table:table-cell>
          <table:table-cell office:value-type="string">
            <text:p>110 jpg images</text:p>
          </table:table-cell>
          <table:table-cell office:value-type="date" office:date-value="2018-07-16">
            <text:p>2018-07-16</text:p>
          </table:table-cell>
          <table:table-cell office:value-type="string">
            <text:p>mexico_chichen_Itza\mexico_chichen_itza_july_2018\master\2018.07.16\2018.07.16.venado.sfma</text:p>
          </table:table-cell>
          <table:table-cell office:value-type="string">
            <text:p>sfm</text:p>
          </table:table-cell>
          <table:table-cell office:value-type="string">
            <text:p>null</text:p>
          </table:table-cell>
        </table:table-row>
        <table:table-row table:style-name="ro1">
          <table:table-cell office:value-type="float" office:value="84">
            <text:p>84</text:p>
          </table:table-cell>
          <table:table-cell office:value-type="float" office:value="4">
            <text:p>4</text:p>
          </table:table-cell>
          <table:table-cell office:value-type="float" office:value="29">
            <text:p>29</text:p>
          </table:table-cell>
          <table:table-cell office:value-type="float" office:value="3">
            <text:p>3</text:p>
          </table:table-cell>
          <table:table-cell office:value-type="string">
            <text:p>processed</text:p>
          </table:table-cell>
          <table:table-cell office:value-type="string">
            <text:p>431 jpg images, of small two walled (ballcourt?) structure next to venado </text:p>
          </table:table-cell>
          <table:table-cell office:value-type="date" office:date-value="2018-07-15">
            <text:p>2018-07-15</text:p>
          </table:table-cell>
          <table:table-cell office:value-type="string">
            <text:p>mexico_chichen_Itza\mexico_chichen_itza_july_2018\master\2018.07.15\2018.07.15.venado.side.sfmg</text:p>
          </table:table-cell>
          <table:table-cell office:value-type="string">
            <text:p>sfm</text:p>
          </table:table-cell>
          <table:table-cell office:value-type="string">
            <text:p>null</text:p>
          </table:table-cell>
        </table:table-row>
        <table:table-row table:style-name="ro1">
          <table:table-cell office:value-type="float" office:value="85">
            <text:p>85</text:p>
          </table:table-cell>
          <table:table-cell office:value-type="float" office:value="3">
            <text:p>3</text:p>
          </table:table-cell>
          <table:table-cell office:value-type="float" office:value="29">
            <text:p>29</text:p>
          </table:table-cell>
          <table:table-cell office:value-type="float" office:value="3">
            <text:p>3</text:p>
          </table:table-cell>
          <table:table-cell office:value-type="string">
            <text:p>processed</text:p>
          </table:table-cell>
          <table:table-cell office:value-type="string">
            <text:p>1597 jpg images</text:p>
          </table:table-cell>
          <table:table-cell office:value-type="date" office:date-value="2018-07-15">
            <text:p>2018-07-15</text:p>
          </table:table-cell>
          <table:table-cell office:value-type="string">
            <text:p>mexico_chichen_Itza\mexico_chichen_itza_july_2018\master\2018.07.15\2018.07.15.venado.sfmg</text:p>
          </table:table-cell>
          <table:table-cell office:value-type="string">
            <text:p>sfm</text:p>
          </table:table-cell>
          <table:table-cell office:value-type="string">
            <text:p>null</text:p>
          </table:table-cell>
        </table:table-row>
        <table:table-row table:style-name="ro1">
          <table:table-cell office:value-type="float" office:value="86">
            <text:p>86</text:p>
          </table:table-cell>
          <table:table-cell office:value-type="float" office:value="5">
            <text:p>5</text:p>
          </table:table-cell>
          <table:table-cell office:value-type="float" office:value="30">
            <text:p>30</text:p>
          </table:table-cell>
          <table:table-cell office:value-type="float" office:value="4">
            <text:p>4</text:p>
          </table:table-cell>
          <table:table-cell office:value-type="string">
            <text:p>processed</text:p>
          </table:table-cell>
          <table:table-cell office:value-type="string">
            <text:p>1099 jpg images</text:p>
          </table:table-cell>
          <table:table-cell office:value-type="date" office:date-value="2023-10-02">
            <text:p>2023-10-02</text:p>
          </table:table-cell>
          <table:table-cell office:value-type="string">
            <text:p>mexico_chichen_Itza\mexico_chichen_itza_2023\master\SFM_smeacham\akab_dzib</text:p>
          </table:table-cell>
          <table:table-cell office:value-type="string">
            <text:p>sfm</text:p>
          </table:table-cell>
          <table:table-cell office:value-type="string">
            <text:p>null</text:p>
          </table:table-cell>
        </table:table-row>
        <table:table-row table:style-name="ro1">
          <table:table-cell office:value-type="float" office:value="87">
            <text:p>87</text:p>
          </table:table-cell>
          <table:table-cell office:value-type="float" office:value="4">
            <text:p>4</text:p>
          </table:table-cell>
          <table:table-cell office:value-type="float" office:value="30">
            <text:p>30</text:p>
          </table:table-cell>
          <table:table-cell office:value-type="float" office:value="5">
            <text:p>5</text:p>
          </table:table-cell>
          <table:table-cell office:value-type="string">
            <text:p>processed</text:p>
          </table:table-cell>
          <table:table-cell office:value-type="string">
            <text:p>1 laz pointcloud</text:p>
          </table:table-cell>
          <table:table-cell office:value-type="date" office:date-value="2023-11-02">
            <text:p>2023-11-02</text:p>
          </table:table-cell>
          <table:table-cell office:value-type="string">
            <text:p>null</text:p>
          </table:table-cell>
          <table:table-cell office:value-type="string">
            <text:p>pointclouds</text:p>
          </table:table-cell>
          <table:table-cell office:value-type="string">
            <text:p>null</text:p>
          </table:table-cell>
        </table:table-row>
        <table:table-row table:style-name="ro1">
          <table:table-cell office:value-type="float" office:value="88">
            <text:p>88</text:p>
          </table:table-cell>
          <table:table-cell office:value-type="float" office:value="3">
            <text:p>3</text:p>
          </table:table-cell>
          <table:table-cell office:value-type="float" office:value="31">
            <text:p>31</text:p>
          </table:table-cell>
          <table:table-cell office:value-type="float" office:value="3">
            <text:p>3</text:p>
          </table:table-cell>
          <table:table-cell office:value-type="string">
            <text:p>processed</text:p>
          </table:table-cell>
          <table:table-cell office:value-type="string">
            <text:p>174 jpg images</text:p>
          </table:table-cell>
          <table:table-cell office:value-type="date" office:date-value="2018-07-14">
            <text:p>2018-07-14</text:p>
          </table:table-cell>
          <table:table-cell office:value-type="string">
            <text:p>mexico_chichen_Itza\mexico_chichen_itza_july_2018\master\2018.07.14\2018.07.14.tzompantli.sfma"</text:p>
          </table:table-cell>
          <table:table-cell office:value-type="string">
            <text:p>sfm</text:p>
          </table:table-cell>
          <table:table-cell office:value-type="string">
            <text:p>null</text:p>
          </table:table-cell>
        </table:table-row>
        <table:table-row table:style-name="ro1">
          <table:table-cell office:value-type="float" office:value="89">
            <text:p>89</text:p>
          </table:table-cell>
          <table:table-cell office:value-type="float" office:value="3">
            <text:p>3</text:p>
          </table:table-cell>
          <table:table-cell office:value-type="float" office:value="31">
            <text:p>31</text:p>
          </table:table-cell>
          <table:table-cell office:value-type="float" office:value="3">
            <text:p>3</text:p>
          </table:table-cell>
          <table:table-cell office:value-type="string">
            <text:p>processed</text:p>
          </table:table-cell>
          <table:table-cell office:value-type="string">
            <text:p>3119 jpg images</text:p>
          </table:table-cell>
          <table:table-cell office:value-type="date" office:date-value="2018-07-14">
            <text:p>2018-07-14</text:p>
          </table:table-cell>
          <table:table-cell office:value-type="string">
            <text:p>mexico_chichen_Itza\mexico_chichen_itza_july_2018\master\2018.07.14\2018.07.14.tzompantli.sfmg"</text:p>
          </table:table-cell>
          <table:table-cell office:value-type="string">
            <text:p>sfm</text:p>
          </table:table-cell>
          <table:table-cell office:value-type="string">
            <text:p>null</text:p>
          </table:table-cell>
        </table:table-row>
        <table:table-row table:style-name="ro1">
          <table:table-cell office:value-type="float" office:value="90">
            <text:p>90</text:p>
          </table:table-cell>
          <table:table-cell office:value-type="float" office:value="3">
            <text:p>3</text:p>
          </table:table-cell>
          <table:table-cell office:value-type="float" office:value="32">
            <text:p>32</text:p>
          </table:table-cell>
          <table:table-cell office:value-type="float" office:value="6">
            <text:p>6</text:p>
          </table:table-cell>
          <table:table-cell office:value-type="string">
            <text:p>processed</text:p>
          </table:table-cell>
          <table:table-cell office:value-type="string">
            <text:p>112 jpg images</text:p>
          </table:table-cell>
          <table:table-cell office:value-type="date" office:date-value="2023-10-02">
            <text:p>2023-10-02</text:p>
          </table:table-cell>
          <table:table-cell office:value-type="string">
            <text:p>mexico_chichen_Itza\mexico_chichen_itza_2023\master\PHOTOS_DRONE_ARLETTE\CENOTE_SAGRADO_10_02_2023</text:p>
          </table:table-cell>
          <table:table-cell office:value-type="string">
            <text:p>sfm</text:p>
          </table:table-cell>
          <table:table-cell office:value-type="string">
            <text:p>null</text:p>
          </table:table-cell>
        </table:table-row>
        <table:table-row table:style-name="ro1">
          <table:table-cell office:value-type="float" office:value="91">
            <text:p>91</text:p>
          </table:table-cell>
          <table:table-cell office:value-type="float" office:value="3">
            <text:p>3</text:p>
          </table:table-cell>
          <table:table-cell office:value-type="float" office:value="32">
            <text:p>32</text:p>
          </table:table-cell>
          <table:table-cell office:value-type="float" office:value="4">
            <text:p>4</text:p>
          </table:table-cell>
          <table:table-cell office:value-type="string">
            <text:p>unprocessed</text:p>
          </table:table-cell>
          <table:table-cell office:value-type="string">
            <text:p>26 jpg images</text:p>
          </table:table-cell>
          <table:table-cell office:value-type="date" office:date-value="2023-10-02">
            <text:p>2023-10-02</text:p>
          </table:table-cell>
          <table:table-cell office:value-type="string">
            <text:p>mexico_chichen_Itza\mexico_chichen_itza_2023\master\SFM_smeacham\Meacham_Drone Panoramics data\20230210-Mavic2-360s\Cenote Sagrado Pano</text:p>
          </table:table-cell>
          <table:table-cell office:value-type="string">
            <text:p>360 pano</text:p>
          </table:table-cell>
          <table:table-cell office:value-type="string">
            <text:p>null</text:p>
          </table:table-cell>
        </table:table-row>
        <table:table-row table:style-name="ro1">
          <table:table-cell office:value-type="float" office:value="92">
            <text:p>92</text:p>
          </table:table-cell>
          <table:table-cell office:value-type="float" office:value="4">
            <text:p>4</text:p>
          </table:table-cell>
          <table:table-cell office:value-type="float" office:value="32">
            <text:p>32</text:p>
          </table:table-cell>
          <table:table-cell office:value-type="float" office:value="4">
            <text:p>4</text:p>
          </table:table-cell>
          <table:table-cell office:value-type="string">
            <text:p>processed</text:p>
          </table:table-cell>
          <table:table-cell office:value-type="string">
            <text:p>stitched pano and 26 jpg images </text:p>
          </table:table-cell>
          <table:table-cell office:value-type="date" office:date-value="2023-11-02">
            <text:p>2023-11-02</text:p>
          </table:table-cell>
          <table:table-cell office:value-type="string">
            <text:p>mexico_chichen_Itza\mexico_chichen_itza_2023\master\SFM_smeacham\Meacham_Drone Panoramics data\20230211-Mavic2-360s\Cenote Sagrado Panoramic</text:p>
          </table:table-cell>
          <table:table-cell office:value-type="string">
            <text:p>360 pano</text:p>
          </table:table-cell>
          <table:table-cell office:value-type="string">
            <text:p>null</text:p>
          </table:table-cell>
        </table:table-row>
        <table:table-row table:style-name="ro1">
          <table:table-cell office:value-type="float" office:value="93">
            <text:p>93</text:p>
          </table:table-cell>
          <table:table-cell office:value-type="float" office:value="4">
            <text:p>4</text:p>
          </table:table-cell>
          <table:table-cell office:value-type="float" office:value="33">
            <text:p>33</text:p>
          </table:table-cell>
          <table:table-cell office:value-type="float" office:value="5">
            <text:p>5</text:p>
          </table:table-cell>
          <table:table-cell office:value-type="string">
            <text:p>processed</text:p>
          </table:table-cell>
          <table:table-cell office:value-type="string">
            <text:p>467 jpg images</text:p>
          </table:table-cell>
          <table:table-cell office:value-type="date" office:date-value="2023-10-02">
            <text:p>2023-10-02</text:p>
          </table:table-cell>
          <table:table-cell office:value-type="string">
            <text:p>mexico_chichen_Itza\mexico_chichen_itza_2023\master\SFM_drissolo\frogs_sacred_cenote</text:p>
          </table:table-cell>
          <table:table-cell office:value-type="string">
            <text:p>sfm</text:p>
          </table:table-cell>
          <table:table-cell office:value-type="string">
            <text:p>null</text:p>
          </table:table-cell>
        </table:table-row>
        <table:table-row table:style-name="ro1">
          <table:table-cell office:value-type="float" office:value="94">
            <text:p>94</text:p>
          </table:table-cell>
          <table:table-cell office:value-type="float" office:value="5">
            <text:p>5</text:p>
          </table:table-cell>
          <table:table-cell office:value-type="float" office:value="34">
            <text:p>34</text:p>
          </table:table-cell>
          <table:table-cell office:value-type="float" office:value="5">
            <text:p>5</text:p>
          </table:table-cell>
          <table:table-cell office:value-type="string">
            <text:p>processed</text:p>
          </table:table-cell>
          <table:table-cell office:value-type="string">
            <text:p>582 jpg images, covering interior and exterior </text:p>
          </table:table-cell>
          <table:table-cell office:value-type="date" office:date-value="2023-10-02">
            <text:p>2023-10-02</text:p>
          </table:table-cell>
          <table:table-cell office:value-type="string">
            <text:p>mexico_chichen_Itza\mexico_chichen_itza_2023\master\SFM_drissolo\templo_cenote_sagrado</text:p>
          </table:table-cell>
          <table:table-cell office:value-type="string">
            <text:p>sfm</text:p>
          </table:table-cell>
          <table:table-cell office:value-type="string">
            <text:p>null</text:p>
          </table:table-cell>
        </table:table-row>
        <table:table-row table:style-name="ro1">
          <table:table-cell office:value-type="float" office:value="95">
            <text:p>95</text:p>
          </table:table-cell>
          <table:table-cell office:value-type="float" office:value="3">
            <text:p>3</text:p>
          </table:table-cell>
          <table:table-cell office:value-type="float" office:value="34">
            <text:p>34</text:p>
          </table:table-cell>
          <table:table-cell office:value-type="float" office:value="5">
            <text:p>5</text:p>
          </table:table-cell>
          <table:table-cell office:value-type="string">
            <text:p>processed</text:p>
          </table:table-cell>
          <table:table-cell office:value-type="string">
            <text:p>1 laz pointcloud</text:p>
          </table:table-cell>
          <table:table-cell office:value-type="date" office:date-value="2023-07-02">
            <text:p>2023-07-02</text:p>
          </table:table-cell>
          <table:table-cell office:value-type="string">
            <text:p>null</text:p>
          </table:table-cell>
          <table:table-cell office:value-type="string">
            <text:p>pointclouds</text:p>
          </table:table-cell>
          <table:table-cell office:value-type="string">
            <text:p>null</text:p>
          </table:table-cell>
        </table:table-row>
        <table:table-row table:style-name="ro1">
          <table:table-cell office:value-type="float" office:value="96">
            <text:p>96</text:p>
          </table:table-cell>
          <table:table-cell office:value-type="float" office:value="4">
            <text:p>4</text:p>
          </table:table-cell>
          <table:table-cell office:value-type="float" office:value="35">
            <text:p>35</text:p>
          </table:table-cell>
          <table:table-cell office:value-type="float" office:value="6">
            <text:p>6</text:p>
          </table:table-cell>
          <table:table-cell office:value-type="string">
            <text:p>processed</text:p>
          </table:table-cell>
          <table:table-cell office:value-type="string">
            <text:p>222 jpg images with metashape files </text:p>
          </table:table-cell>
          <table:table-cell office:value-type="date" office:date-value="2023-06-02">
            <text:p>2023-06-02</text:p>
          </table:table-cell>
          <table:table-cell office:value-type="string">
            <text:p>mexico_chichen_Itza\mexico_chichen_itza_2023\master\PHOTOS_DRONE_ARLETTE\OBSERVATORIO_6_02_2023</text:p>
          </table:table-cell>
          <table:table-cell office:value-type="string">
            <text:p>sfm</text:p>
          </table:table-cell>
          <table:table-cell office:value-type="string">
            <text:p>null</text:p>
          </table:table-cell>
        </table:table-row>
        <table:table-row table:style-name="ro1">
          <table:table-cell office:value-type="float" office:value="97">
            <text:p>97</text:p>
          </table:table-cell>
          <table:table-cell office:value-type="float" office:value="5">
            <text:p>5</text:p>
          </table:table-cell>
          <table:table-cell office:value-type="float" office:value="35">
            <text:p>35</text:p>
          </table:table-cell>
          <table:table-cell office:value-type="float" office:value="3">
            <text:p>3</text:p>
          </table:table-cell>
          <table:table-cell office:value-type="string">
            <text:p>processed</text:p>
          </table:table-cell>
          <table:table-cell office:value-type="string">
            <text:p>1332 jpg images</text:p>
          </table:table-cell>
          <table:table-cell office:value-type="date" office:date-value="2018-07-16">
            <text:p>2018-07-16</text:p>
          </table:table-cell>
          <table:table-cell office:value-type="string">
            <text:p>mexico_chichen_Itza\mexico_chichen_itza_july_2018\master\2018.07.16\2018.07.16.osario.sfmg</text:p>
          </table:table-cell>
          <table:table-cell office:value-type="string">
            <text:p>sfm</text:p>
          </table:table-cell>
          <table:table-cell office:value-type="string">
            <text:p>null</text:p>
          </table:table-cell>
        </table:table-row>
        <table:table-row table:style-name="ro1">
          <table:table-cell office:value-type="float" office:value="98">
            <text:p>98</text:p>
          </table:table-cell>
          <table:table-cell office:value-type="float" office:value="4">
            <text:p>4</text:p>
          </table:table-cell>
          <table:table-cell office:value-type="float" office:value="35">
            <text:p>35</text:p>
          </table:table-cell>
          <table:table-cell office:value-type="float" office:value="5">
            <text:p>5</text:p>
          </table:table-cell>
          <table:table-cell office:value-type="string">
            <text:p>processed</text:p>
          </table:table-cell>
          <table:table-cell office:value-type="string">
            <text:p>5 laz pointclouds</text:p>
          </table:table-cell>
          <table:table-cell office:value-type="date" office:date-value="2023-07-02">
            <text:p>2023-07-02</text:p>
          </table:table-cell>
          <table:table-cell office:value-type="string">
            <text:p>null</text:p>
          </table:table-cell>
          <table:table-cell office:value-type="string">
            <text:p>pointclouds</text:p>
          </table:table-cell>
          <table:table-cell office:value-type="string">
            <text:p>null</text:p>
          </table:table-cell>
        </table:table-row>
        <table:table-row table:style-name="ro1">
          <table:table-cell office:value-type="float" office:value="99">
            <text:p>99</text:p>
          </table:table-cell>
          <table:table-cell office:value-type="float" office:value="6">
            <text:p>6</text:p>
          </table:table-cell>
          <table:table-cell office:value-type="float" office:value="36">
            <text:p>36</text:p>
          </table:table-cell>
          <table:table-cell office:value-type="float" office:value="3">
            <text:p>3</text:p>
          </table:table-cell>
          <table:table-cell office:value-type="string">
            <text:p>processed</text:p>
          </table:table-cell>
          <table:table-cell office:value-type="string">
            <text:p>1987 images</text:p>
          </table:table-cell>
          <table:table-cell office:value-type="date" office:date-value="2018-07-13">
            <text:p>2018-07-13</text:p>
          </table:table-cell>
          <table:table-cell office:value-type="string">
            <text:p>mexico_chichen_Itza\mexico_chichen_itza_july_2018\master\2018.07.13\2018.07.13.casa.yugo.sfmg</text:p>
          </table:table-cell>
          <table:table-cell office:value-type="string">
            <text:p>sfm</text:p>
          </table:table-cell>
          <table:table-cell office:value-type="string">
            <text:p>null</text:p>
          </table:table-cell>
        </table:table-row>
        <table:table-row table:style-name="ro1">
          <table:table-cell office:value-type="float" office:value="100">
            <text:p>100</text:p>
          </table:table-cell>
          <table:table-cell office:value-type="float" office:value="4">
            <text:p>4</text:p>
          </table:table-cell>
          <table:table-cell office:value-type="float" office:value="29">
            <text:p>29</text:p>
          </table:table-cell>
          <table:table-cell office:value-type="float" office:value="8">
            <text:p>8</text:p>
          </table:table-cell>
          <table:table-cell office:value-type="string">
            <text:p>processed</text:p>
          </table:table-cell>
          <table:table-cell office:value-type="string">
            <text:p>two LAS pointclouds, detailing fulle xterior and foyer, not deepest interior rooms. the 2nd model shows only the glyph panel</text:p>
          </table:table-cell>
          <table:table-cell office:value-type="date" office:date-value="2018-11-24">
            <text:p>2018-11-24</text:p>
          </table:table-cell>
          <table:table-cell office:value-type="string">
            <text:p>mexico_chichen_Itza\mexico_chichen_itza_2023\master\INAH_contributed\casa_colorada</text:p>
          </table:table-cell>
          <table:table-cell office:value-type="string">
            <text:p>sfm derivatives</text:p>
          </table:table-cell>
          <table:table-cell office:value-type="string">
            <text:p>null</text:p>
          </table:table-cell>
        </table:table-row>
        <table:table-row table:style-name="ro1">
          <table:table-cell office:value-type="float" office:value="101">
            <text:p>101</text:p>
          </table:table-cell>
          <table:table-cell office:value-type="float" office:value="3">
            <text:p>3</text:p>
          </table:table-cell>
          <table:table-cell office:value-type="float" office:value="29">
            <text:p>29</text:p>
          </table:table-cell>
          <table:table-cell office:value-type="float" office:value="3">
            <text:p>3</text:p>
          </table:table-cell>
          <table:table-cell office:value-type="string">
            <text:p>null</text:p>
          </table:table-cell>
          <table:table-cell office:value-type="string">
            <text:p>two projects, 2048 jpg images </text:p>
          </table:table-cell>
          <table:table-cell office:value-type="date" office:date-value="2018-07-15">
            <text:p>2018-07-15</text:p>
          </table:table-cell>
          <table:table-cell office:value-type="string">
            <text:p>null</text:p>
          </table:table-cell>
          <table:table-cell office:value-type="string">
            <text:p>sfm</text:p>
          </table:table-cell>
          <table:table-cell office:value-type="string">
            <text:p>null</text:p>
          </table:table-cell>
        </table:table-row>
        <table:table-row table:style-name="ro1">
          <table:table-cell office:value-type="float" office:value="102">
            <text:p>102</text:p>
          </table:table-cell>
          <table:table-cell office:value-type="float" office:value="4">
            <text:p>4</text:p>
          </table:table-cell>
          <table:table-cell office:value-type="float" office:value="29">
            <text:p>29</text:p>
          </table:table-cell>
          <table:table-cell office:value-type="float" office:value="3">
            <text:p>3</text:p>
          </table:table-cell>
          <table:table-cell office:value-type="string">
            <text:p>null</text:p>
          </table:table-cell>
          <table:table-cell office:value-type="string">
            <text:p>672 jpg images</text:p>
          </table:table-cell>
          <table:table-cell office:value-type="date" office:date-value="2018-07-16">
            <text:p>2018-07-16</text:p>
          </table:table-cell>
          <table:table-cell office:value-type="string">
            <text:p>null</text:p>
          </table:table-cell>
          <table:table-cell office:value-type="string">
            <text:p>sfm</text:p>
          </table:table-cell>
          <table:table-cell office:value-type="string">
            <text:p>null</text:p>
          </table:table-cell>
        </table:table-row>
        <table:table-row table:style-name="ro1">
          <table:table-cell office:value-type="float" office:value="103">
            <text:p>103</text:p>
          </table:table-cell>
          <table:table-cell office:value-type="float" office:value="4">
            <text:p>4</text:p>
          </table:table-cell>
          <table:table-cell office:value-type="float" office:value="37">
            <text:p>37</text:p>
          </table:table-cell>
          <table:table-cell office:value-type="float" office:value="3">
            <text:p>3</text:p>
          </table:table-cell>
          <table:table-cell office:value-type="string">
            <text:p>processed</text:p>
          </table:table-cell>
          <table:table-cell office:value-type="string">
            <text:p>618 jpg images</text:p>
          </table:table-cell>
          <table:table-cell office:value-type="date" office:date-value="2018-07-16">
            <text:p>2018-07-16</text:p>
          </table:table-cell>
          <table:table-cell office:value-type="string">
            <text:p>mexico_chichen_Itza\mexico_chichen_itza_july_2018\master\2018.07.14\2018.07.14.tortuga.sfmg"</text:p>
          </table:table-cell>
          <table:table-cell office:value-type="string">
            <text:p>sfm</text:p>
          </table:table-cell>
          <table:table-cell office:value-type="string">
            <text:p>null</text:p>
          </table:table-cell>
        </table:table-row>
        <table:table-row table:style-name="ro1">
          <table:table-cell office:value-type="float" office:value="104">
            <text:p>104</text:p>
          </table:table-cell>
          <table:table-cell office:value-type="float" office:value="3">
            <text:p>3</text:p>
          </table:table-cell>
          <table:table-cell office:value-type="float" office:value="38">
            <text:p>38</text:p>
          </table:table-cell>
          <table:table-cell office:value-type="float" office:value="3">
            <text:p>3</text:p>
          </table:table-cell>
          <table:table-cell office:value-type="string">
            <text:p>processed</text:p>
          </table:table-cell>
          <table:table-cell office:value-type="string">
            <text:p>1661 jpg images</text:p>
          </table:table-cell>
          <table:table-cell office:value-type="date" office:date-value="2018-07-17">
            <text:p>2018-07-17</text:p>
          </table:table-cell>
          <table:table-cell office:value-type="string">
            <text:p>mexico_chichen_Itza\mexico_chichen_itza_july_2018\master\2018.07.14\2018.07.14.aguilas.jaguares.sfma </text:p>
          </table:table-cell>
          <table:table-cell office:value-type="string">
            <text:p>sfm</text:p>
          </table:table-cell>
          <table:table-cell office:value-type="string">
            <text:p>null</text:p>
          </table:table-cell>
        </table:table-row>
        <table:table-row table:style-name="ro1">
          <table:table-cell office:value-type="float" office:value="105">
            <text:p>105</text:p>
          </table:table-cell>
          <table:table-cell office:value-type="float" office:value="3">
            <text:p>3</text:p>
          </table:table-cell>
          <table:table-cell office:value-type="float" office:value="38">
            <text:p>38</text:p>
          </table:table-cell>
          <table:table-cell office:value-type="float" office:value="3">
            <text:p>3</text:p>
          </table:table-cell>
          <table:table-cell office:value-type="string">
            <text:p>processed</text:p>
          </table:table-cell>
          <table:table-cell office:value-type="string">
            <text:p>153 images</text:p>
          </table:table-cell>
          <table:table-cell office:value-type="date" office:date-value="2018-07-18">
            <text:p>2018-07-18</text:p>
          </table:table-cell>
          <table:table-cell office:value-type="string">
            <text:p>mexico_chichen_Itza\mexico_chichen_itza_july_2018\master\2018.07.14\2018.07.14.aguilas.jaguares.sfmg</text:p>
          </table:table-cell>
          <table:table-cell office:value-type="string">
            <text:p>sfm</text:p>
          </table:table-cell>
          <table:table-cell office:value-type="string">
            <text:p>null</text:p>
          </table:table-cell>
        </table:table-row>
        <table:table-row table:style-name="ro1">
          <table:table-cell office:value-type="float" office:value="106">
            <text:p>106</text:p>
          </table:table-cell>
          <table:table-cell office:value-type="float" office:value="5">
            <text:p>5</text:p>
          </table:table-cell>
          <table:table-cell office:value-type="float" office:value="39">
            <text:p>39</text:p>
          </table:table-cell>
          <table:table-cell office:value-type="float" office:value="6">
            <text:p>6</text:p>
          </table:table-cell>
          <table:table-cell office:value-type="string">
            <text:p>processed</text:p>
          </table:table-cell>
          <table:table-cell office:value-type="string">
            <text:p>37 jpg images</text:p>
          </table:table-cell>
          <table:table-cell office:value-type="date" office:date-value="2023-10-02">
            <text:p>2023-10-02</text:p>
          </table:table-cell>
          <table:table-cell office:value-type="string">
            <text:p>mexico_chichen_Itza\mexico_chichen_itza_2023\master\PHOTOS_DRONE_ARLETTE\CENOTE_XTOLOC_10_02_2023</text:p>
          </table:table-cell>
          <table:table-cell office:value-type="string">
            <text:p>sfm</text:p>
          </table:table-cell>
          <table:table-cell office:value-type="string">
            <text:p>null</text:p>
          </table:table-cell>
        </table:table-row>
        <table:table-row table:style-name="ro1">
          <table:table-cell office:value-type="float" office:value="107">
            <text:p>107</text:p>
          </table:table-cell>
          <table:table-cell office:value-type="float" office:value="4">
            <text:p>4</text:p>
          </table:table-cell>
          <table:table-cell office:value-type="float" office:value="40">
            <text:p>40</text:p>
          </table:table-cell>
          <table:table-cell office:value-type="float" office:value="5">
            <text:p>5</text:p>
          </table:table-cell>
          <table:table-cell office:value-type="string">
            <text:p>null</text:p>
          </table:table-cell>
          <table:table-cell office:value-type="string">
            <text:p>1 laz pointcloud</text:p>
          </table:table-cell>
          <table:table-cell office:value-type="date" office:date-value="2023-02-01">
            <text:p>2023-02-01</text:p>
          </table:table-cell>
          <table:table-cell office:value-type="string">
            <text:p>null</text:p>
          </table:table-cell>
          <table:table-cell office:value-type="string">
            <text:p>pointclouds</text:p>
          </table:table-cell>
          <table:table-cell office:value-type="string">
            <text:p>null</text:p>
          </table:table-cell>
        </table:table-row>
        <table:table-row table:style-name="ro1">
          <table:table-cell office:value-type="float" office:value="108">
            <text:p>108</text:p>
          </table:table-cell>
          <table:table-cell office:value-type="float" office:value="3">
            <text:p>3</text:p>
          </table:table-cell>
          <table:table-cell office:value-type="float" office:value="41">
            <text:p>41</text:p>
          </table:table-cell>
          <table:table-cell office:value-type="float" office:value="3">
            <text:p>3</text:p>
          </table:table-cell>
          <table:table-cell office:value-type="string">
            <text:p>processed</text:p>
          </table:table-cell>
          <table:table-cell office:value-type="string">
            <text:p>487 images</text:p>
          </table:table-cell>
          <table:table-cell office:value-type="date" office:date-value="2018-07-13">
            <text:p>2018-07-13</text:p>
          </table:table-cell>
          <table:table-cell office:value-type="string">
            <text:p>mexico_chichen_Itza\mexico_chichen_itza_july_2018\master\2018.07.13\2018.07.13.templo.inicial.sfma</text:p>
          </table:table-cell>
          <table:table-cell office:value-type="string">
            <text:p>sfm</text:p>
          </table:table-cell>
          <table:table-cell office:value-type="string">
            <text:p>null</text:p>
          </table:table-cell>
        </table:table-row>
        <table:table-row table:style-name="ro1">
          <table:table-cell office:value-type="float" office:value="109">
            <text:p>109</text:p>
          </table:table-cell>
          <table:table-cell office:value-type="float" office:value="4">
            <text:p>4</text:p>
          </table:table-cell>
          <table:table-cell office:value-type="float" office:value="41">
            <text:p>41</text:p>
          </table:table-cell>
          <table:table-cell office:value-type="float" office:value="3">
            <text:p>3</text:p>
          </table:table-cell>
          <table:table-cell office:value-type="string">
            <text:p>processed</text:p>
          </table:table-cell>
          <table:table-cell office:value-type="string">
            <text:p>2278 jpeg images</text:p>
          </table:table-cell>
          <table:table-cell office:value-type="date" office:date-value="2018-07-13">
            <text:p>2018-07-13</text:p>
          </table:table-cell>
          <table:table-cell office:value-type="string">
            <text:p>mexico_chichen_Itza\mexico_chichen_itza_july_2018\master\2018.07.13\2018.07.13.templo.inicial.sfmg</text:p>
          </table:table-cell>
          <table:table-cell office:value-type="string">
            <text:p>sfm</text:p>
          </table:table-cell>
          <table:table-cell office:value-type="string">
            <text:p>null</text:p>
          </table:table-cell>
        </table:table-row>
        <table:table-row table:style-name="ro1">
          <table:table-cell office:value-type="float" office:value="110">
            <text:p>110</text:p>
          </table:table-cell>
          <table:table-cell office:value-type="float" office:value="3">
            <text:p>3</text:p>
          </table:table-cell>
          <table:table-cell office:value-type="float" office:value="42">
            <text:p>42</text:p>
          </table:table-cell>
          <table:table-cell office:value-type="float" office:value="3">
            <text:p>3</text:p>
          </table:table-cell>
          <table:table-cell office:value-type="string">
            <text:p>processed</text:p>
          </table:table-cell>
          <table:table-cell office:value-type="string">
            <text:p>1114 jpg images</text:p>
          </table:table-cell>
          <table:table-cell office:value-type="date" office:date-value="2018-07-14">
            <text:p>2018-07-14</text:p>
          </table:table-cell>
          <table:table-cell office:value-type="string">
            <text:p>mexico_chichen_Itza\mexico_chichen_itza_july_2018\master\2018.07.14\2018.07.14.casa.monos.sfmg</text:p>
          </table:table-cell>
          <table:table-cell office:value-type="string">
            <text:p>sfm</text:p>
          </table:table-cell>
          <table:table-cell office:value-type="string">
            <text:p>null</text:p>
          </table:table-cell>
        </table:table-row>
        <table:table-row table:style-name="ro1">
          <table:table-cell office:value-type="float" office:value="111">
            <text:p>111</text:p>
          </table:table-cell>
          <table:table-cell office:value-type="float" office:value="4">
            <text:p>4</text:p>
          </table:table-cell>
          <table:table-cell office:value-type="float" office:value="42">
            <text:p>42</text:p>
          </table:table-cell>
          <table:table-cell office:value-type="float" office:value="3">
            <text:p>3</text:p>
          </table:table-cell>
          <table:table-cell office:value-type="string">
            <text:p>processed</text:p>
          </table:table-cell>
          <table:table-cell office:value-type="string">
            <text:p>150 images</text:p>
          </table:table-cell>
          <table:table-cell office:value-type="date" office:date-value="2018-07-15">
            <text:p>2018-07-15</text:p>
          </table:table-cell>
          <table:table-cell office:value-type="string">
            <text:p>mexico_chichen_Itza\mexico_chichen_itza_july_2018\master\2018.07.14\2018.07.14.castello.orbit.sfma</text:p>
          </table:table-cell>
          <table:table-cell office:value-type="string">
            <text:p>sfm</text:p>
          </table:table-cell>
          <table:table-cell office:value-type="string">
            <text:p>null</text:p>
          </table:table-cell>
        </table:table-row>
        <table:table-row table:style-name="ro1">
          <table:table-cell office:value-type="float" office:value="112">
            <text:p>112</text:p>
          </table:table-cell>
          <table:table-cell office:value-type="float" office:value="2">
            <text:p>2</text:p>
          </table:table-cell>
          <table:table-cell office:value-type="float" office:value="42">
            <text:p>42</text:p>
          </table:table-cell>
          <table:table-cell office:value-type="float" office:value="3">
            <text:p>3</text:p>
          </table:table-cell>
          <table:table-cell office:value-type="string">
            <text:p>processed</text:p>
          </table:table-cell>
          <table:table-cell office:value-type="string">
            <text:p>189 jpg images showing chultun adjacent to casa monos</text:p>
          </table:table-cell>
          <table:table-cell office:value-type="date" office:date-value="2018-07-16">
            <text:p>2018-07-16</text:p>
          </table:table-cell>
          <table:table-cell office:value-type="string">
            <text:p>mexico_chichen_Itza\mexico_chichen_itza_july_2018\master\2018.07.14\2018.07.14.chultun.sfmg</text:p>
          </table:table-cell>
          <table:table-cell office:value-type="string">
            <text:p>sfm</text:p>
          </table:table-cell>
          <table:table-cell office:value-type="string">
            <text:p>null</text:p>
          </table:table-cell>
        </table:table-row>
        <table:table-row table:style-name="ro1">
          <table:table-cell office:value-type="float" office:value="113">
            <text:p>113</text:p>
          </table:table-cell>
          <table:table-cell office:value-type="float" office:value="2">
            <text:p>2</text:p>
          </table:table-cell>
          <table:table-cell office:value-type="float" office:value="43">
            <text:p>43</text:p>
          </table:table-cell>
          <table:table-cell office:value-type="float" office:value="9">
            <text:p>9</text:p>
          </table:table-cell>
          <table:table-cell office:value-type="string">
            <text:p>processed</text:p>
          </table:table-cell>
          <table:table-cell office:value-type="string">
            <text:p>The provenance and processing pipeline of this dataset is unclear, as such, it is not published publicly</text:p>
          </table:table-cell>
          <table:table-cell office:value-type="date" office:date-value="2005-12-11">
            <text:p>2005-12-11</text:p>
          </table:table-cell>
          <table:table-cell office:value-type="string">
            <text:p>mexico_chichen_Itza\mexico_cyark_chichen_tls_2005\balankanche</text:p>
          </table:table-cell>
          <table:table-cell office:value-type="string">
            <text:p>pointclouds</text:p>
          </table:table-cell>
          <table:table-cell office:value-type="string">
            <text:p>null</text:p>
          </table:table-cell>
        </table:table-row>
      </table:table>
      <table:table table:name="Sheet2" table:style-name="ta1" table:print="false">
        <table:table-column table:style-name="co10" table:default-cell-style-name="Default"/>
        <table:table-row table:style-name="ro1">
          <table:table-cell/>
        </table:table-row>
      </table:table>
      <table:table table:name="Sheet3" table:style-name="ta1" table:print="false">
        <table:table-column table:style-name="co10"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8-09">08/09/2023</text:date>, <text:time>15:24: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ry c</meta:initial-creator>
    <meta:creation-date>2023-08-09T10:42:29.46</meta:creation-date>
    <dc:date>2023-08-09T15:24:08</dc:date>
    <dc:creator>Jerry c</dc:creator>
    <meta:editing-duration>PT1H18M8S</meta:editing-duration>
    <meta:editing-cycles>16</meta:editing-cycles>
    <meta:generator>OpenOffice/4.1.14$Win32 OpenOffice.org_project/4114m1$Build-9811</meta:generator>
    <meta:document-statistic meta:table-count="3" meta:cell-count="1140" meta:object-count="0"/>
  </office:meta>
</office:document-meta>
</file>